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paragraph-rsid="00c6b607" style:font-weight-asian="normal" style:font-weight-complex="normal"/>
    </style:style>
    <style:style style:name="P2" style:family="paragraph" style:parent-style-name="Standard">
      <style:text-properties officeooo:rsid="005a301e" officeooo:paragraph-rsid="005a301e"/>
    </style:style>
    <style:style style:name="P3" style:family="paragraph" style:parent-style-name="Standard">
      <style:text-properties officeooo:rsid="007abd4d" officeooo:paragraph-rsid="00c370db"/>
    </style:style>
    <style:style style:name="P4" style:family="paragraph" style:parent-style-name="Standard">
      <style:text-properties officeooo:rsid="007abd4d" officeooo:paragraph-rsid="00c4f0fc"/>
    </style:style>
    <style:style style:name="P5" style:family="paragraph" style:parent-style-name="Standard">
      <style:text-properties officeooo:rsid="007abd4d" officeooo:paragraph-rsid="00c6b607"/>
    </style:style>
    <style:style style:name="P6" style:family="paragraph" style:parent-style-name="Standard">
      <style:text-properties officeooo:paragraph-rsid="00c6b607"/>
    </style:style>
    <style:style style:name="P7" style:family="paragraph" style:parent-style-name="Standard">
      <style:text-properties officeooo:rsid="0087b1d4" officeooo:paragraph-rsid="00c7f732"/>
    </style:style>
    <style:style style:name="P8" style:family="paragraph" style:parent-style-name="Standard">
      <style:text-properties officeooo:rsid="006db094" officeooo:paragraph-rsid="00c370db"/>
    </style:style>
    <style:style style:name="P9" style:family="paragraph" style:parent-style-name="Standard">
      <style:text-properties officeooo:rsid="00819125" officeooo:paragraph-rsid="00c370db"/>
    </style:style>
    <style:style style:name="P10" style:family="paragraph" style:parent-style-name="Standard">
      <style:text-properties officeooo:rsid="00859b4a" officeooo:paragraph-rsid="00c370db"/>
    </style:style>
    <style:style style:name="P11" style:family="paragraph" style:parent-style-name="Standard">
      <style:text-properties officeooo:rsid="00802252" officeooo:paragraph-rsid="00c370db"/>
    </style:style>
    <style:style style:name="P12" style:family="paragraph" style:parent-style-name="Standard">
      <style:text-properties officeooo:rsid="007c9eb5" officeooo:paragraph-rsid="00c370db"/>
    </style:style>
    <style:style style:name="P13" style:family="paragraph" style:parent-style-name="Standard">
      <style:text-properties officeooo:rsid="007de4c6" officeooo:paragraph-rsid="00c370db"/>
    </style:style>
    <style:style style:name="P14" style:family="paragraph" style:parent-style-name="Standard">
      <style:text-properties officeooo:rsid="007d6ddc" officeooo:paragraph-rsid="00c370db"/>
    </style:style>
    <style:style style:name="P15" style:family="paragraph" style:parent-style-name="Standard">
      <style:text-properties officeooo:rsid="00770d48" officeooo:paragraph-rsid="00c370db"/>
    </style:style>
    <style:style style:name="P16" style:family="paragraph" style:parent-style-name="Standard">
      <style:text-properties officeooo:paragraph-rsid="00c370db"/>
    </style:style>
    <style:style style:name="P17" style:family="paragraph" style:parent-style-name="Standard">
      <style:text-properties officeooo:rsid="0068a247" officeooo:paragraph-rsid="00c370db"/>
    </style:style>
    <style:style style:name="P18" style:family="paragraph" style:parent-style-name="Standard">
      <style:text-properties officeooo:rsid="006ef216" officeooo:paragraph-rsid="00c370db"/>
    </style:style>
    <style:style style:name="P19" style:family="paragraph" style:parent-style-name="Standard">
      <style:text-properties officeooo:rsid="006bad97" officeooo:paragraph-rsid="00c370db"/>
    </style:style>
    <style:style style:name="P20" style:family="paragraph" style:parent-style-name="Standard">
      <style:text-properties officeooo:rsid="0068d11a" officeooo:paragraph-rsid="00c370db"/>
    </style:style>
    <style:style style:name="P21" style:family="paragraph" style:parent-style-name="Standard">
      <style:text-properties officeooo:rsid="006a09b2" officeooo:paragraph-rsid="00c370db"/>
    </style:style>
    <style:style style:name="P22" style:family="paragraph" style:parent-style-name="Standard">
      <style:text-properties officeooo:rsid="006b6cf2" officeooo:paragraph-rsid="00c370db"/>
    </style:style>
    <style:style style:name="P23" style:family="paragraph" style:parent-style-name="Standard">
      <style:text-properties officeooo:rsid="006da027" officeooo:paragraph-rsid="00c370db"/>
    </style:style>
    <style:style style:name="P24" style:family="paragraph" style:parent-style-name="Standard">
      <style:text-properties fo:font-size="10pt" officeooo:rsid="006da027" officeooo:paragraph-rsid="00c370db" style:font-size-asian="10pt" style:font-size-complex="10pt"/>
    </style:style>
    <style:style style:name="P25" style:family="paragraph" style:parent-style-name="Standard">
      <style:text-properties officeooo:rsid="00643c04" officeooo:paragraph-rsid="00c370db"/>
    </style:style>
    <style:style style:name="P26" style:family="paragraph" style:parent-style-name="Standard">
      <style:text-properties officeooo:rsid="0066bca1" officeooo:paragraph-rsid="00c370db"/>
    </style:style>
    <style:style style:name="P27" style:family="paragraph" style:parent-style-name="Standard">
      <style:text-properties officeooo:rsid="005c1c4a" officeooo:paragraph-rsid="00c4f0fc"/>
    </style:style>
    <style:style style:name="P28" style:family="paragraph" style:parent-style-name="Standard">
      <style:text-properties officeooo:rsid="005cbebe" officeooo:paragraph-rsid="00c4f0fc"/>
    </style:style>
    <style:style style:name="P29" style:family="paragraph" style:parent-style-name="Standard">
      <style:text-properties officeooo:rsid="005fdb5a" officeooo:paragraph-rsid="00c4f0fc"/>
    </style:style>
    <style:style style:name="P30" style:family="paragraph" style:parent-style-name="Standard">
      <style:text-properties officeooo:rsid="004d4c68" officeooo:paragraph-rsid="00c4f0fc"/>
    </style:style>
    <style:style style:name="P31" style:family="paragraph" style:parent-style-name="Standard">
      <style:text-properties officeooo:rsid="0059cf4c" officeooo:paragraph-rsid="00c4f0fc"/>
    </style:style>
    <style:style style:name="P32" style:family="paragraph" style:parent-style-name="Standard">
      <style:text-properties officeooo:rsid="004fcddf" officeooo:paragraph-rsid="00c4f0fc"/>
    </style:style>
    <style:style style:name="P33" style:family="paragraph" style:parent-style-name="Standard">
      <style:text-properties officeooo:rsid="00519900" officeooo:paragraph-rsid="00c4f0fc"/>
    </style:style>
    <style:style style:name="P34" style:family="paragraph" style:parent-style-name="Standard">
      <style:text-properties officeooo:rsid="004823e9" officeooo:paragraph-rsid="00c4f0fc"/>
    </style:style>
    <style:style style:name="P35" style:family="paragraph" style:parent-style-name="Standard">
      <style:text-properties officeooo:rsid="00499970" officeooo:paragraph-rsid="00c4f0fc"/>
    </style:style>
    <style:style style:name="P36" style:family="paragraph" style:parent-style-name="Standard">
      <style:text-properties officeooo:rsid="004b2ea7" officeooo:paragraph-rsid="00c4f0fc"/>
    </style:style>
    <style:style style:name="P37" style:family="paragraph" style:parent-style-name="Standard">
      <style:text-properties officeooo:rsid="004383cf" officeooo:paragraph-rsid="00c4f0fc"/>
    </style:style>
    <style:style style:name="P38" style:family="paragraph" style:parent-style-name="Standard">
      <style:text-properties officeooo:paragraph-rsid="00c4f0fc"/>
    </style:style>
    <style:style style:name="P39" style:family="paragraph" style:parent-style-name="Standard">
      <style:text-properties style:font-name="Courier 10 Pitch" officeooo:paragraph-rsid="00c6b607"/>
    </style:style>
    <style:style style:name="P40" style:family="paragraph" style:parent-style-name="Standard">
      <style:text-properties style:font-name="Courier 10 Pitch" officeooo:rsid="0029a0c2" officeooo:paragraph-rsid="00c6b607"/>
    </style:style>
    <style:style style:name="P41" style:family="paragraph" style:parent-style-name="Standard">
      <style:text-properties style:font-name="Courier 10 Pitch" fo:font-weight="normal" officeooo:paragraph-rsid="00c6b607" style:font-weight-asian="normal" style:font-weight-complex="normal"/>
    </style:style>
    <style:style style:name="P42" style:family="paragraph" style:parent-style-name="Standard">
      <style:text-properties officeooo:rsid="00297748" officeooo:paragraph-rsid="00c6b607"/>
    </style:style>
    <style:style style:name="P43" style:family="paragraph" style:parent-style-name="Standard">
      <style:text-properties officeooo:rsid="0029a0c2" officeooo:paragraph-rsid="00c6b607"/>
    </style:style>
    <style:style style:name="P44" style:family="paragraph" style:parent-style-name="Standard">
      <style:text-properties officeooo:rsid="0027947f" officeooo:paragraph-rsid="00c6b607"/>
    </style:style>
    <style:style style:name="P45" style:family="paragraph" style:parent-style-name="Standard">
      <style:text-properties officeooo:rsid="0020141e" officeooo:paragraph-rsid="00c6b607"/>
    </style:style>
    <style:style style:name="P46" style:family="paragraph" style:parent-style-name="Standard">
      <style:text-properties officeooo:rsid="0021b910" officeooo:paragraph-rsid="00c6b607"/>
    </style:style>
    <style:style style:name="P47" style:family="paragraph" style:parent-style-name="Standard">
      <style:text-properties style:font-name="Liberation Serif" officeooo:paragraph-rsid="00c6b607"/>
    </style:style>
    <style:style style:name="P48" style:family="paragraph" style:parent-style-name="Standard">
      <style:text-properties style:font-name="Liberation Serif" fo:font-style="normal" officeooo:rsid="00240696" officeooo:paragraph-rsid="00c6b607" style:font-style-asian="normal" style:font-style-complex="normal"/>
    </style:style>
    <style:style style:name="P49" style:family="paragraph" style:parent-style-name="Standard">
      <style:text-properties style:font-name="Liberation Serif" fo:font-style="normal" fo:font-weight="normal" officeooo:rsid="00240696" officeooo:paragraph-rsid="00c6b607" style:font-style-asian="normal" style:font-weight-asian="normal" style:font-style-complex="normal" style:font-weight-complex="normal"/>
    </style:style>
    <style:style style:name="P50" style:family="paragraph" style:parent-style-name="Standard">
      <style:text-properties style:font-name="Liberation Serif" fo:font-style="normal" fo:font-weight="normal" officeooo:rsid="001f7a07" officeooo:paragraph-rsid="00c6b607" style:font-style-asian="normal" style:font-weight-asian="normal" style:font-style-complex="normal" style:font-weight-complex="normal"/>
    </style:style>
    <style:style style:name="P51" style:family="paragraph" style:parent-style-name="Standard">
      <style:text-properties fo:font-style="normal" officeooo:rsid="0089f1de" officeooo:paragraph-rsid="00c370db" style:font-style-asian="normal" style:font-style-complex="normal"/>
    </style:style>
    <style:style style:name="P52" style:family="paragraph" style:parent-style-name="Standard">
      <style:text-properties fo:font-style="normal" officeooo:rsid="00816cef" officeooo:paragraph-rsid="00c370db" style:font-style-asian="normal" style:font-style-complex="normal"/>
    </style:style>
    <style:style style:name="P53" style:family="paragraph" style:parent-style-name="Standard">
      <style:text-properties fo:font-style="normal" officeooo:rsid="006ef216" officeooo:paragraph-rsid="00c370db" style:font-style-asian="normal" style:font-style-complex="normal"/>
    </style:style>
    <style:style style:name="P54" style:family="paragraph" style:parent-style-name="Standard">
      <style:text-properties fo:font-style="normal" officeooo:rsid="00643c04" officeooo:paragraph-rsid="00c370db" style:font-style-asian="normal" style:font-style-complex="normal"/>
    </style:style>
    <style:style style:name="P55" style:family="paragraph" style:parent-style-name="Standard">
      <style:text-properties fo:font-style="normal" officeooo:rsid="005fdb5a" officeooo:paragraph-rsid="00c4f0fc" style:font-style-asian="normal" style:font-style-complex="normal"/>
    </style:style>
    <style:style style:name="P56" style:family="paragraph" style:parent-style-name="Standard">
      <style:text-properties fo:font-style="normal" officeooo:rsid="005219d2" officeooo:paragraph-rsid="00c4f0fc" style:font-style-asian="normal" style:font-style-complex="normal"/>
    </style:style>
    <style:style style:name="P57" style:family="paragraph" style:parent-style-name="Standard">
      <style:text-properties fo:font-style="normal" officeooo:rsid="003d736d" officeooo:paragraph-rsid="00c4f0fc" style:font-style-asian="normal" style:font-style-complex="normal"/>
    </style:style>
    <style:style style:name="P58" style:family="paragraph" style:parent-style-name="Standard">
      <style:text-properties fo:font-style="normal" officeooo:rsid="003bc6c6" officeooo:paragraph-rsid="00c4f0fc" style:font-style-asian="normal" style:font-style-complex="normal"/>
    </style:style>
    <style:style style:name="P59" style:family="paragraph" style:parent-style-name="Standard">
      <style:text-properties fo:font-style="normal" officeooo:rsid="0059cf4c" officeooo:paragraph-rsid="00c4f0fc" style:font-style-asian="normal" style:font-style-complex="normal"/>
    </style:style>
    <style:style style:name="P60" style:family="paragraph" style:parent-style-name="Standard">
      <style:text-properties fo:font-style="normal" officeooo:rsid="0029a0c2" officeooo:paragraph-rsid="00c6b607" style:font-style-asian="normal" style:font-style-complex="normal"/>
    </style:style>
    <style:style style:name="P61" style:family="paragraph" style:parent-style-name="Standard">
      <style:text-properties fo:font-style="normal" officeooo:rsid="0027947f" officeooo:paragraph-rsid="00c6b607" style:font-style-asian="normal" style:font-style-complex="normal"/>
    </style:style>
    <style:style style:name="P62" style:family="paragraph" style:parent-style-name="Standard">
      <style:text-properties fo:font-style="normal" officeooo:rsid="00240696" officeooo:paragraph-rsid="00c6b607" style:font-style-asian="normal" style:font-style-complex="normal"/>
    </style:style>
    <style:style style:name="P63" style:family="paragraph" style:parent-style-name="Text_20_body">
      <style:text-properties fo:font-style="normal" officeooo:rsid="009705de" officeooo:paragraph-rsid="00c370db" style:font-style-asian="normal" style:font-style-complex="normal"/>
    </style:style>
    <style:style style:name="P64" style:family="paragraph" style:parent-style-name="Text_20_body">
      <style:text-properties fo:font-style="normal" officeooo:rsid="00a07416" officeooo:paragraph-rsid="00c370db" style:font-style-asian="normal" style:font-style-complex="normal"/>
    </style:style>
    <style:style style:name="P65" style:family="paragraph" style:parent-style-name="Text_20_body">
      <style:text-properties fo:font-style="normal" officeooo:rsid="00736c33" officeooo:paragraph-rsid="00c370db" style:font-style-asian="normal" style:font-style-complex="normal"/>
    </style:style>
    <style:style style:name="P66" style:family="paragraph" style:parent-style-name="Text_20_body">
      <style:text-properties fo:font-style="normal" officeooo:rsid="006137b9" officeooo:paragraph-rsid="00c370db" style:font-style-asian="normal" style:font-style-complex="normal"/>
    </style:style>
    <style:style style:name="P67" style:family="paragraph" style:parent-style-name="Text_20_body">
      <style:text-properties fo:font-style="normal" officeooo:rsid="0040c675" officeooo:paragraph-rsid="00c4f0fc" style:font-style-asian="normal" style:font-style-complex="normal"/>
    </style:style>
    <style:style style:name="P68" style:family="paragraph" style:parent-style-name="Text_20_body">
      <style:text-properties officeooo:rsid="00c20a51" officeooo:paragraph-rsid="00c370db"/>
    </style:style>
    <style:style style:name="P69" style:family="paragraph" style:parent-style-name="Text_20_body">
      <style:text-properties officeooo:rsid="00bd1651" officeooo:paragraph-rsid="00c370db"/>
    </style:style>
    <style:style style:name="P70" style:family="paragraph" style:parent-style-name="Text_20_body">
      <style:text-properties officeooo:rsid="00b924fe" officeooo:paragraph-rsid="00c370db"/>
    </style:style>
    <style:style style:name="P71" style:family="paragraph" style:parent-style-name="Text_20_body">
      <style:text-properties officeooo:rsid="00ba470c" officeooo:paragraph-rsid="00c370db"/>
    </style:style>
    <style:style style:name="P72" style:family="paragraph" style:parent-style-name="Text_20_body">
      <style:text-properties officeooo:rsid="00bb6376" officeooo:paragraph-rsid="00c370db"/>
    </style:style>
    <style:style style:name="P73" style:family="paragraph" style:parent-style-name="Text_20_body">
      <style:text-properties officeooo:rsid="00b69cb5" officeooo:paragraph-rsid="00c370db"/>
    </style:style>
    <style:style style:name="P74" style:family="paragraph" style:parent-style-name="Text_20_body">
      <style:text-properties officeooo:rsid="00b241e7" officeooo:paragraph-rsid="00c370db"/>
    </style:style>
    <style:style style:name="P75" style:family="paragraph" style:parent-style-name="Text_20_body">
      <style:text-properties officeooo:rsid="00b56a94" officeooo:paragraph-rsid="00c370db"/>
    </style:style>
    <style:style style:name="P76" style:family="paragraph" style:parent-style-name="Text_20_body">
      <style:text-properties officeooo:rsid="00b523a2" officeooo:paragraph-rsid="00c370db"/>
    </style:style>
    <style:style style:name="P77" style:family="paragraph" style:parent-style-name="Text_20_body">
      <style:text-properties officeooo:rsid="00b1b773" officeooo:paragraph-rsid="00c370db"/>
    </style:style>
    <style:style style:name="P78" style:family="paragraph" style:parent-style-name="Text_20_body">
      <style:text-properties officeooo:rsid="00b08440" officeooo:paragraph-rsid="00c370db"/>
    </style:style>
    <style:style style:name="P79" style:family="paragraph" style:parent-style-name="Text_20_body">
      <style:text-properties officeooo:rsid="00b0f69d" officeooo:paragraph-rsid="00c370db"/>
    </style:style>
    <style:style style:name="P80" style:family="paragraph" style:parent-style-name="Text_20_body">
      <style:text-properties officeooo:rsid="009e9b21" officeooo:paragraph-rsid="00c370db"/>
    </style:style>
    <style:style style:name="P81" style:family="paragraph" style:parent-style-name="Text_20_body">
      <style:text-properties officeooo:rsid="00acb1f9" officeooo:paragraph-rsid="00c370db"/>
    </style:style>
    <style:style style:name="P82" style:family="paragraph" style:parent-style-name="Text_20_body">
      <style:text-properties officeooo:rsid="00a26886" officeooo:paragraph-rsid="00c370db"/>
    </style:style>
    <style:style style:name="P83" style:family="paragraph" style:parent-style-name="Text_20_body">
      <style:text-properties officeooo:rsid="00a56896" officeooo:paragraph-rsid="00c370db"/>
    </style:style>
    <style:style style:name="P84" style:family="paragraph" style:parent-style-name="Text_20_body">
      <style:text-properties officeooo:rsid="00a27e0c" officeooo:paragraph-rsid="00c370db"/>
    </style:style>
    <style:style style:name="P85" style:family="paragraph" style:parent-style-name="Text_20_body">
      <style:text-properties officeooo:rsid="00a8c5a3" officeooo:paragraph-rsid="00c370db"/>
    </style:style>
    <style:style style:name="P86" style:family="paragraph" style:parent-style-name="Text_20_body">
      <style:text-properties officeooo:rsid="00aacd59" officeooo:paragraph-rsid="00c370db"/>
    </style:style>
    <style:style style:name="P87" style:family="paragraph" style:parent-style-name="Text_20_body">
      <style:text-properties officeooo:rsid="00ab1af8" officeooo:paragraph-rsid="00c370db"/>
    </style:style>
    <style:style style:name="P88" style:family="paragraph" style:parent-style-name="Text_20_body">
      <style:text-properties officeooo:rsid="009c2a31" officeooo:paragraph-rsid="00c370db"/>
    </style:style>
    <style:style style:name="P89" style:family="paragraph" style:parent-style-name="Text_20_body">
      <style:text-properties officeooo:rsid="009d4f04" officeooo:paragraph-rsid="00c370db"/>
    </style:style>
    <style:style style:name="P90" style:family="paragraph" style:parent-style-name="Text_20_body">
      <style:text-properties officeooo:rsid="009d6585" officeooo:paragraph-rsid="00c370db"/>
    </style:style>
    <style:style style:name="P91" style:family="paragraph" style:parent-style-name="Text_20_body">
      <style:text-properties officeooo:rsid="00936c77" officeooo:paragraph-rsid="00c370db"/>
    </style:style>
    <style:style style:name="P92" style:family="paragraph" style:parent-style-name="Text_20_body">
      <style:text-properties officeooo:rsid="0094fcb9" officeooo:paragraph-rsid="00c370db"/>
    </style:style>
    <style:style style:name="P93" style:family="paragraph" style:parent-style-name="Text_20_body">
      <style:text-properties fo:font-style="italic" officeooo:rsid="009705de" officeooo:paragraph-rsid="00c370db" style:font-style-asian="italic" style:font-style-complex="italic"/>
    </style:style>
    <style:style style:name="P94" style:family="paragraph" style:parent-style-name="Text_20_body">
      <style:text-properties officeooo:rsid="0098d90c" officeooo:paragraph-rsid="00c370db"/>
    </style:style>
    <style:style style:name="P95" style:family="paragraph" style:parent-style-name="Text_20_body">
      <style:text-properties officeooo:rsid="009a5359" officeooo:paragraph-rsid="00c370db"/>
    </style:style>
    <style:style style:name="P96" style:family="paragraph" style:parent-style-name="Text_20_body">
      <style:text-properties officeooo:rsid="009acc83" officeooo:paragraph-rsid="00c370db"/>
    </style:style>
    <style:style style:name="P97" style:family="paragraph" style:parent-style-name="Text_20_body">
      <style:text-properties officeooo:rsid="00918439" officeooo:paragraph-rsid="00c370db"/>
    </style:style>
    <style:style style:name="P98" style:family="paragraph" style:parent-style-name="Text_20_body">
      <style:text-properties officeooo:rsid="008dedf1" officeooo:paragraph-rsid="00c370db"/>
    </style:style>
    <style:style style:name="P99" style:family="paragraph" style:parent-style-name="Text_20_body">
      <style:text-properties officeooo:rsid="008e7e72" officeooo:paragraph-rsid="00c370db"/>
    </style:style>
    <style:style style:name="P100" style:family="paragraph" style:parent-style-name="Text_20_body">
      <style:text-properties officeooo:rsid="00905c0a" officeooo:paragraph-rsid="00c370db"/>
    </style:style>
    <style:style style:name="P101" style:family="paragraph" style:parent-style-name="Text_20_body">
      <style:text-properties officeooo:rsid="008cb02c" officeooo:paragraph-rsid="00c370db"/>
    </style:style>
    <style:style style:name="P102" style:family="paragraph" style:parent-style-name="Text_20_body">
      <style:text-properties officeooo:rsid="008acd98" officeooo:paragraph-rsid="00c370db"/>
    </style:style>
    <style:style style:name="P103" style:family="paragraph" style:parent-style-name="Text_20_body">
      <style:text-properties officeooo:rsid="00881576" officeooo:paragraph-rsid="00c370db"/>
    </style:style>
    <style:style style:name="P104" style:family="paragraph" style:parent-style-name="Text_20_body">
      <style:text-properties officeooo:rsid="00819125" officeooo:paragraph-rsid="00c370db"/>
    </style:style>
    <style:style style:name="P105" style:family="paragraph" style:parent-style-name="Text_20_body">
      <style:text-properties officeooo:rsid="006f464d" officeooo:paragraph-rsid="00c370db"/>
    </style:style>
    <style:style style:name="P106" style:family="paragraph" style:parent-style-name="Text_20_body">
      <style:text-properties officeooo:rsid="006f929a" officeooo:paragraph-rsid="00c370db"/>
    </style:style>
    <style:style style:name="P107" style:family="paragraph" style:parent-style-name="Text_20_body">
      <style:text-properties officeooo:rsid="0072d227" officeooo:paragraph-rsid="00c370db"/>
    </style:style>
    <style:style style:name="P108" style:family="paragraph" style:parent-style-name="Text_20_body">
      <style:text-properties officeooo:rsid="0074bb6a" officeooo:paragraph-rsid="00c370db"/>
    </style:style>
    <style:style style:name="P109" style:family="paragraph" style:parent-style-name="Text_20_body">
      <style:text-properties officeooo:rsid="006137b9" officeooo:paragraph-rsid="00c370db"/>
    </style:style>
    <style:style style:name="P110" style:family="paragraph" style:parent-style-name="Text_20_body">
      <style:text-properties officeooo:rsid="003f23ac" officeooo:paragraph-rsid="00c4f0fc"/>
    </style:style>
    <style:style style:name="P111" style:family="paragraph" style:parent-style-name="Text_20_body">
      <style:text-properties officeooo:paragraph-rsid="00c6b607"/>
    </style:style>
    <style:style style:name="P112" style:family="paragraph" style:parent-style-name="Text_20_body">
      <style:text-properties officeooo:rsid="00cd2a78" officeooo:paragraph-rsid="00cd2a78"/>
    </style:style>
    <style:style style:name="P113" style:family="paragraph" style:parent-style-name="Text_20_body">
      <style:text-properties officeooo:rsid="00cf1757" officeooo:paragraph-rsid="00cf1757"/>
    </style:style>
    <style:style style:name="P114" style:family="paragraph" style:parent-style-name="Text_20_body">
      <style:text-properties officeooo:rsid="00d35903" officeooo:paragraph-rsid="00d35903"/>
    </style:style>
    <style:style style:name="P115" style:family="paragraph" style:parent-style-name="Text_20_body">
      <style:text-properties officeooo:rsid="00d39317" officeooo:paragraph-rsid="00d39317"/>
    </style:style>
    <style:style style:name="P116" style:family="paragraph" style:parent-style-name="Text_20_body">
      <style:text-properties officeooo:rsid="00d5df31" officeooo:paragraph-rsid="00d5df31"/>
    </style:style>
    <style:style style:name="P117" style:family="paragraph" style:parent-style-name="Text_20_body">
      <style:text-properties officeooo:rsid="00d5e857" officeooo:paragraph-rsid="00d65f53"/>
    </style:style>
    <style:style style:name="P118" style:family="paragraph" style:parent-style-name="Text_20_body">
      <style:text-properties officeooo:rsid="00d65f53" officeooo:paragraph-rsid="00d65f53"/>
    </style:style>
    <style:style style:name="P119" style:family="paragraph" style:parent-style-name="Text_20_body">
      <style:text-properties officeooo:rsid="00d7f224" officeooo:paragraph-rsid="00d7f224"/>
    </style:style>
    <style:style style:name="P120" style:family="paragraph" style:parent-style-name="Text_20_body">
      <style:text-properties style:font-name="Liberation Serif" officeooo:rsid="00d9e171" officeooo:paragraph-rsid="00d9e171"/>
    </style:style>
    <style:style style:name="P121" style:family="paragraph" style:parent-style-name="Text_20_body">
      <style:text-properties officeooo:rsid="00db0a27" officeooo:paragraph-rsid="00db0a27"/>
    </style:style>
    <style:style style:name="P122" style:family="paragraph" style:parent-style-name="Text_20_body">
      <style:text-properties officeooo:rsid="00dc650f" officeooo:paragraph-rsid="00dc650f"/>
    </style:style>
    <style:style style:name="P123" style:family="paragraph" style:parent-style-name="Text_20_body">
      <style:text-properties officeooo:rsid="00e04537" officeooo:paragraph-rsid="00e04537"/>
    </style:style>
    <style:style style:name="P124" style:family="paragraph" style:parent-style-name="Table_20_Contents">
      <style:text-properties officeooo:rsid="0068a247" officeooo:paragraph-rsid="00c370db"/>
    </style:style>
    <style:style style:name="P125" style:family="paragraph" style:parent-style-name="Table_20_Contents">
      <style:text-properties officeooo:rsid="0068d11a" officeooo:paragraph-rsid="00c370db"/>
    </style:style>
    <style:style style:name="P126" style:family="paragraph" style:parent-style-name="Table_20_Contents">
      <style:text-properties officeooo:rsid="00819125" officeooo:paragraph-rsid="00c370db"/>
    </style:style>
    <style:style style:name="P127" style:family="paragraph" style:parent-style-name="Table_20_Contents">
      <style:text-properties officeooo:rsid="0083535b" officeooo:paragraph-rsid="00c370db"/>
    </style:style>
    <style:style style:name="P128" style:family="paragraph" style:parent-style-name="Table_20_Contents">
      <style:text-properties officeooo:rsid="0085030d" officeooo:paragraph-rsid="00c370db"/>
    </style:style>
    <style:style style:name="P129" style:family="paragraph" style:parent-style-name="Table_20_Contents">
      <style:text-properties officeooo:paragraph-rsid="00c370db"/>
    </style:style>
    <style:style style:name="P130" style:family="paragraph" style:parent-style-name="Table_20_Contents">
      <style:text-properties officeooo:rsid="006db094" officeooo:paragraph-rsid="00c370db"/>
    </style:style>
    <style:style style:name="P131" style:family="paragraph" style:parent-style-name="Table_20_Contents">
      <style:text-properties officeooo:rsid="007abd4d" officeooo:paragraph-rsid="00c370db"/>
    </style:style>
    <style:style style:name="P132" style:family="paragraph" style:parent-style-name="Standard" style:list-style-name="L1">
      <style:text-properties officeooo:rsid="00d2e9ad" officeooo:paragraph-rsid="00d2e9ad"/>
    </style:style>
    <style:style style:name="P133" style:family="paragraph" style:parent-style-name="Standard" style:list-style-name="L1">
      <style:text-properties officeooo:rsid="00e3625c" officeooo:paragraph-rsid="00e3625c"/>
    </style:style>
    <style:style style:name="P134" style:family="paragraph" style:parent-style-name="Standard" style:list-style-name="L1">
      <style:text-properties officeooo:rsid="00b69cb5" officeooo:paragraph-rsid="00c7f732"/>
    </style:style>
    <style:style style:name="P135" style:family="paragraph" style:parent-style-name="Standard" style:list-style-name="L1">
      <style:text-properties officeooo:rsid="00a27e0c" officeooo:paragraph-rsid="00c7f732"/>
    </style:style>
    <style:style style:name="P136" style:family="paragraph" style:parent-style-name="Standard" style:list-style-name="L1">
      <style:text-properties officeooo:rsid="00a07416" officeooo:paragraph-rsid="00c7f732"/>
    </style:style>
    <style:style style:name="P137" style:family="paragraph" style:parent-style-name="Standard" style:list-style-name="L3">
      <style:text-properties officeooo:paragraph-rsid="00c6b607"/>
    </style:style>
    <style:style style:name="P138" style:family="paragraph" style:parent-style-name="Standard" style:list-style-name="L4">
      <style:text-properties officeooo:paragraph-rsid="00c6b607"/>
    </style:style>
    <style:style style:name="P139" style:family="paragraph" style:parent-style-name="Standard" style:list-style-name="L5"/>
    <style:style style:name="P140" style:family="paragraph" style:parent-style-name="Standard" style:list-style-name="L5">
      <style:text-properties officeooo:rsid="0057075a" officeooo:paragraph-rsid="0057075a"/>
    </style:style>
    <style:style style:name="P141" style:family="paragraph" style:parent-style-name="Heading_20_3">
      <style:text-properties officeooo:paragraph-rsid="00c370db"/>
    </style:style>
    <style:style style:name="P142" style:family="paragraph" style:parent-style-name="Heading_20_3">
      <style:text-properties officeooo:rsid="006db094" officeooo:paragraph-rsid="00c370db"/>
    </style:style>
    <style:style style:name="P143" style:family="paragraph" style:parent-style-name="Heading_20_3">
      <style:text-properties officeooo:paragraph-rsid="00c4f0fc"/>
    </style:style>
    <style:style style:name="P144" style:family="paragraph" style:parent-style-name="Heading_20_3">
      <style:text-properties officeooo:paragraph-rsid="00c6b607"/>
    </style:style>
    <style:style style:name="P145" style:family="paragraph" style:parent-style-name="Heading_20_2">
      <style:text-properties officeooo:rsid="00e34f50" officeooo:paragraph-rsid="00e34f50"/>
    </style:style>
    <style:style style:name="P146" style:family="paragraph" style:parent-style-name="Heading_20_2">
      <style:text-properties officeooo:rsid="00e04537" officeooo:paragraph-rsid="00e04537"/>
    </style:style>
    <style:style style:name="P147" style:family="paragraph" style:parent-style-name="Heading_20_2">
      <style:text-properties officeooo:rsid="00dc650f" officeooo:paragraph-rsid="00dc650f"/>
    </style:style>
    <style:style style:name="P148" style:family="paragraph" style:parent-style-name="Heading_20_2">
      <style:text-properties officeooo:rsid="00db0a27" officeooo:paragraph-rsid="00db0a27"/>
    </style:style>
    <style:style style:name="P149" style:family="paragraph" style:parent-style-name="Heading_20_2">
      <style:text-properties officeooo:rsid="00d35903" officeooo:paragraph-rsid="00d35903"/>
    </style:style>
    <style:style style:name="P150" style:family="paragraph" style:parent-style-name="Heading_20_2">
      <style:text-properties officeooo:rsid="00cf1757" officeooo:paragraph-rsid="00cf1757"/>
    </style:style>
    <style:style style:name="P151" style:family="paragraph" style:parent-style-name="Heading_20_2">
      <style:text-properties officeooo:rsid="00cd2a78" officeooo:paragraph-rsid="00cd2a78"/>
    </style:style>
    <style:style style:name="P152" style:family="paragraph" style:parent-style-name="Heading_20_2">
      <style:text-properties officeooo:paragraph-rsid="00c370db"/>
    </style:style>
    <style:style style:name="P153" style:family="paragraph" style:parent-style-name="Heading_20_2">
      <style:text-properties officeooo:paragraph-rsid="00c4f0fc"/>
    </style:style>
    <style:style style:name="P154" style:family="paragraph" style:parent-style-name="Text_20_body" style:list-style-name="L2">
      <style:text-properties fo:font-style="normal" officeooo:rsid="009705de" officeooo:paragraph-rsid="00c370db" style:font-style-asian="normal" style:font-style-complex="normal"/>
    </style:style>
    <style:style style:name="P155" style:family="paragraph" style:parent-style-name="Text_20_body">
      <style:text-properties officeooo:rsid="00e34f50" officeooo:paragraph-rsid="00e34f50"/>
    </style:style>
    <style:style style:name="P156" style:family="paragraph" style:parent-style-name="Text_20_body">
      <style:text-properties officeooo:rsid="00e7003b" officeooo:paragraph-rsid="00e7003b"/>
    </style:style>
    <style:style style:name="T1" style:family="text">
      <style:text-properties fo:font-weight="bold" style:font-weight-asian="bold" style:font-weight-complex="bold"/>
    </style:style>
    <style:style style:name="T2" style:family="text">
      <style:text-properties fo:font-weight="bold" officeooo:rsid="00b93b6a" style:font-weight-asian="bold" style:font-weight-complex="bold"/>
    </style:style>
    <style:style style:name="T3" style:family="text">
      <style:text-properties fo:font-weight="bold" officeooo:rsid="00ba9711" style:font-weight-asian="bold" style:font-weight-complex="bold"/>
    </style:style>
    <style:style style:name="T4" style:family="text">
      <style:text-properties fo:font-weight="bold" officeooo:rsid="00d2568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6db094" style:font-weight-asian="normal" style:font-weight-complex="normal"/>
    </style:style>
    <style:style style:name="T7" style:family="text">
      <style:text-properties fo:font-weight="normal" officeooo:rsid="00d2568a" style:font-weight-asian="normal" style:font-weight-complex="normal"/>
    </style:style>
    <style:style style:name="T8" style:family="text">
      <style:text-properties style:font-name="Liberation Serif"/>
    </style:style>
    <style:style style:name="T9" style:family="text">
      <style:text-properties style:font-name="Liberation Serif" fo:font-style="normal" fo:font-weight="normal" officeooo:rsid="00240696" style:font-style-asian="normal" style:font-weight-asian="normal" style:font-style-complex="normal" style:font-weight-complex="normal"/>
    </style:style>
    <style:style style:name="T10" style:family="text">
      <style:text-properties style:font-name="Liberation Serif" fo:font-style="normal" fo:font-weight="normal" officeooo:rsid="001f7a07" style:font-style-asian="normal" style:font-weight-asian="normal" style:font-style-complex="normal" style:font-weight-complex="normal"/>
    </style:style>
    <style:style style:name="T11" style:family="text">
      <style:text-properties style:font-name="Liberation Serif" officeooo:rsid="00d65f53"/>
    </style:style>
    <style:style style:name="T12" style:family="text">
      <style:text-properties style:font-name="Liberation Serif" officeooo:rsid="00d6fe99"/>
    </style:style>
    <style:style style:name="T13" style:family="text">
      <style:text-properties officeooo:rsid="001f7a07"/>
    </style:style>
    <style:style style:name="T14" style:family="text">
      <style:text-properties officeooo:rsid="0021b910"/>
    </style:style>
    <style:style style:name="T15" style:family="text">
      <style:text-properties officeooo:rsid="002541a3"/>
    </style:style>
    <style:style style:name="T16" style:family="text">
      <style:text-properties officeooo:rsid="0031096d"/>
    </style:style>
    <style:style style:name="T17" style:family="text">
      <style:text-properties officeooo:rsid="0032c6b8"/>
    </style:style>
    <style:style style:name="T18" style:family="text">
      <style:text-properties officeooo:rsid="0044c704"/>
    </style:style>
    <style:style style:name="T19" style:family="text">
      <style:text-properties officeooo:rsid="004f1955"/>
    </style:style>
    <style:style style:name="T20" style:family="text">
      <style:text-properties officeooo:rsid="00540296"/>
    </style:style>
    <style:style style:name="T21" style:family="text">
      <style:text-properties officeooo:rsid="0055bc4f"/>
    </style:style>
    <style:style style:name="T22" style:family="text">
      <style:text-properties officeooo:rsid="0057075a"/>
    </style:style>
    <style:style style:name="T23" style:family="text">
      <style:text-properties officeooo:rsid="00570ab2"/>
    </style:style>
    <style:style style:name="T24" style:family="text">
      <style:text-properties officeooo:rsid="0058430d"/>
    </style:style>
    <style:style style:name="T25" style:family="text">
      <style:text-properties officeooo:rsid="0059cf4c"/>
    </style:style>
    <style:style style:name="T26" style:family="text">
      <style:text-properties officeooo:rsid="005e9121"/>
    </style:style>
    <style:style style:name="T27" style:family="text">
      <style:text-properties officeooo:rsid="005fdb5a"/>
    </style:style>
    <style:style style:name="T28" style:family="text">
      <style:text-properties officeooo:rsid="00613f9b"/>
    </style:style>
    <style:style style:name="T29" style:family="text">
      <style:text-properties officeooo:rsid="00643c04"/>
    </style:style>
    <style:style style:name="T30" style:family="text">
      <style:text-properties officeooo:rsid="0066bca1"/>
    </style:style>
    <style:style style:name="T31" style:family="text">
      <style:text-properties officeooo:rsid="006d5d2a"/>
    </style:style>
    <style:style style:name="T32" style:family="text">
      <style:text-properties officeooo:rsid="006da027"/>
    </style:style>
    <style:style style:name="T33" style:family="text">
      <style:text-properties officeooo:rsid="006db094"/>
    </style:style>
    <style:style style:name="T34" style:family="text">
      <style:text-properties officeooo:rsid="006ed0a0"/>
    </style:style>
    <style:style style:name="T35" style:family="text">
      <style:text-properties officeooo:rsid="006f929a"/>
    </style:style>
    <style:style style:name="T36" style:family="text">
      <style:text-properties officeooo:rsid="0072d227"/>
    </style:style>
    <style:style style:name="T37" style:family="text">
      <style:text-properties officeooo:rsid="0074bb6a"/>
    </style:style>
    <style:style style:name="T38" style:family="text">
      <style:text-properties officeooo:rsid="00770d48"/>
    </style:style>
    <style:style style:name="T39" style:family="text">
      <style:text-properties officeooo:rsid="007abd4d"/>
    </style:style>
    <style:style style:name="T40" style:family="text">
      <style:text-properties officeooo:rsid="0068a247"/>
    </style:style>
    <style:style style:name="T41" style:family="text">
      <style:text-properties officeooo:rsid="007c0f67"/>
    </style:style>
    <style:style style:name="T42" style:family="text">
      <style:text-properties officeooo:rsid="007de4c6"/>
    </style:style>
    <style:style style:name="T43" style:family="text">
      <style:text-properties officeooo:rsid="00819125"/>
    </style:style>
    <style:style style:name="T44" style:family="text">
      <style:text-properties officeooo:rsid="0083535b"/>
    </style:style>
    <style:style style:name="T45" style:family="text">
      <style:text-properties officeooo:rsid="0085030d"/>
    </style:style>
    <style:style style:name="T46" style:family="text">
      <style:text-properties officeooo:rsid="00859b4a"/>
    </style:style>
    <style:style style:name="T47" style:family="text">
      <style:text-properties officeooo:rsid="0086699b"/>
    </style:style>
    <style:style style:name="T48" style:family="text">
      <style:text-properties officeooo:rsid="008acd98"/>
    </style:style>
    <style:style style:name="T49" style:family="text">
      <style:text-properties officeooo:rsid="008dedf1"/>
    </style:style>
    <style:style style:name="T50" style:family="text">
      <style:text-properties officeooo:rsid="008e7e72"/>
    </style:style>
    <style:style style:name="T51" style:family="text">
      <style:text-properties officeooo:rsid="008ed451"/>
    </style:style>
    <style:style style:name="T52" style:family="text">
      <style:text-properties officeooo:rsid="0094fcb9"/>
    </style:style>
    <style:style style:name="T53" style:family="text">
      <style:text-properties officeooo:rsid="00954b59"/>
    </style:style>
    <style:style style:name="T54" style:family="text">
      <style:text-properties fo:font-style="normal" style:font-style-asian="normal" style:font-style-complex="normal"/>
    </style:style>
    <style:style style:name="T55" style:family="text">
      <style:text-properties fo:font-style="normal" officeooo:rsid="009705de" style:font-style-asian="normal" style:font-style-complex="normal"/>
    </style:style>
    <style:style style:name="T56" style:family="text">
      <style:text-properties fo:font-style="normal" officeooo:rsid="00991f18" style:font-style-asian="normal" style:font-style-complex="normal"/>
    </style:style>
    <style:style style:name="T57" style:family="text">
      <style:text-properties fo:font-style="normal" officeooo:rsid="009a78e2" style:font-style-asian="normal" style:font-style-complex="normal"/>
    </style:style>
    <style:style style:name="T58" style:family="text">
      <style:text-properties fo:font-style="normal" officeooo:rsid="009b1fa9" style:font-style-asian="normal" style:font-style-complex="normal"/>
    </style:style>
    <style:style style:name="T59" style:family="text">
      <style:text-properties fo:font-style="normal" officeooo:rsid="009c0bfb" style:font-style-asian="normal" style:font-style-complex="normal"/>
    </style:style>
    <style:style style:name="T60" style:family="text">
      <style:text-properties fo:font-style="normal" officeooo:rsid="009c8c20" style:font-style-asian="normal" style:font-style-complex="normal"/>
    </style:style>
    <style:style style:name="T61" style:family="text">
      <style:text-properties fo:font-style="normal" officeooo:rsid="00a07416" style:font-style-asian="normal" style:font-style-complex="normal"/>
    </style:style>
    <style:style style:name="T62" style:family="text">
      <style:text-properties fo:font-style="normal" officeooo:rsid="008b5f5a" style:font-style-asian="normal" style:font-style-complex="normal"/>
    </style:style>
    <style:style style:name="T63" style:family="text">
      <style:text-properties fo:font-style="normal" officeooo:rsid="0089f1de" style:font-style-asian="normal" style:font-style-complex="normal"/>
    </style:style>
    <style:style style:name="T64" style:family="text">
      <style:text-properties fo:font-style="normal" officeooo:rsid="00816cef" style:font-style-asian="normal" style:font-style-complex="normal"/>
    </style:style>
    <style:style style:name="T65" style:family="text">
      <style:text-properties fo:font-style="normal" officeooo:rsid="006da027" style:font-style-asian="normal" style:font-style-complex="normal"/>
    </style:style>
    <style:style style:name="T66" style:family="text">
      <style:text-properties fo:font-style="normal" officeooo:rsid="006ed0a0" style:font-style-asian="normal" style:font-style-complex="normal"/>
    </style:style>
    <style:style style:name="T67" style:family="text">
      <style:text-properties fo:font-style="normal" officeooo:rsid="004b97e5" style:font-style-asian="normal" style:font-style-complex="normal"/>
    </style:style>
    <style:style style:name="T68" style:family="text">
      <style:text-properties fo:font-style="normal" officeooo:rsid="0059cf4c" style:font-style-asian="normal" style:font-style-complex="normal"/>
    </style:style>
    <style:style style:name="T69" style:family="text">
      <style:text-properties fo:font-style="normal" officeooo:rsid="00359c0c" style:font-style-asian="normal" style:font-style-complex="normal"/>
    </style:style>
    <style:style style:name="T70" style:family="text">
      <style:text-properties fo:font-style="normal" officeooo:rsid="00cb945b" style:font-style-asian="normal" style:font-style-complex="normal"/>
    </style:style>
    <style:style style:name="T71" style:family="text">
      <style:text-properties fo:font-style="normal" fo:font-weight="bold" officeooo:rsid="00816cef" style:font-style-asian="normal" style:font-weight-asian="bold" style:font-style-complex="normal" style:font-weight-complex="bold"/>
    </style:style>
    <style:style style:name="T72" style:family="text">
      <style:text-properties fo:font-style="normal" fo:font-weight="normal" officeooo:rsid="006ed0a0" style:font-style-asian="normal" style:font-weight-asian="normal" style:font-style-complex="normal" style:font-weight-complex="normal"/>
    </style:style>
    <style:style style:name="T73" style:family="text">
      <style:text-properties officeooo:rsid="009c0bfb"/>
    </style:style>
    <style:style style:name="T74" style:family="text">
      <style:text-properties officeooo:rsid="00a26886"/>
    </style:style>
    <style:style style:name="T75" style:family="text">
      <style:text-properties officeooo:rsid="00a27e0c"/>
    </style:style>
    <style:style style:name="T76" style:family="text">
      <style:text-properties officeooo:rsid="00a56896"/>
    </style:style>
    <style:style style:name="T77" style:family="text">
      <style:text-properties officeooo:rsid="00a6c290"/>
    </style:style>
    <style:style style:name="T78" style:family="text">
      <style:text-properties officeooo:rsid="00a6d918"/>
    </style:style>
    <style:style style:name="T79" style:family="text">
      <style:text-properties officeooo:rsid="00aa3086"/>
    </style:style>
    <style:style style:name="T80" style:family="text">
      <style:text-properties officeooo:rsid="00ab1af8"/>
    </style:style>
    <style:style style:name="T81" style:family="text">
      <style:text-properties officeooo:rsid="00ae69ad"/>
    </style:style>
    <style:style style:name="T82" style:family="text">
      <style:text-properties officeooo:rsid="00aff7d7"/>
    </style:style>
    <style:style style:name="T83" style:family="text">
      <style:text-properties officeooo:rsid="00b93b6a"/>
    </style:style>
    <style:style style:name="T84" style:family="text">
      <style:text-properties officeooo:rsid="00ba9711"/>
    </style:style>
    <style:style style:name="T85" style:family="text">
      <style:text-properties officeooo:rsid="00bc911d"/>
    </style:style>
    <style:style style:name="T86" style:family="text">
      <style:text-properties officeooo:rsid="00be6c46"/>
    </style:style>
    <style:style style:name="T87" style:family="text">
      <style:text-properties officeooo:rsid="00c6b607"/>
    </style:style>
    <style:style style:name="T88" style:family="text">
      <style:text-properties officeooo:rsid="00c82ecb"/>
    </style:style>
    <style:style style:name="T89" style:family="text">
      <style:text-properties officeooo:rsid="00ca239a"/>
    </style:style>
    <style:style style:name="T90" style:family="text">
      <style:text-properties officeooo:rsid="00cb945b"/>
    </style:style>
    <style:style style:name="T91" style:family="text">
      <style:text-properties officeooo:rsid="00cf61d8"/>
    </style:style>
    <style:style style:name="T92" style:family="text">
      <style:text-properties officeooo:rsid="00d2568a"/>
    </style:style>
    <style:style style:name="T93" style:family="text">
      <style:text-properties officeooo:rsid="00d39662"/>
    </style:style>
    <style:style style:name="T94" style:family="text">
      <style:text-properties style:font-name="Liberation Serif1"/>
    </style:style>
    <style:style style:name="T95" style:family="text">
      <style:text-properties officeooo:rsid="00dc650f"/>
    </style:style>
    <style:style style:name="T96" style:family="text">
      <style:text-properties officeooo:rsid="00df5893"/>
    </style:style>
    <style:style style:name="T97" style:family="text">
      <style:text-properties officeooo:rsid="00e22de3"/>
    </style:style>
    <style:style style:name="T98" style:family="text">
      <style:text-properties officeooo:rsid="00e46aed"/>
    </style:style>
    <style:style style:name="T99" style:family="text">
      <style:text-properties officeooo:rsid="00e700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23">Project Diary</text:span></text:p>
      <text:p text:style-name="Standard"/>
      <text:p text:style-name="P2">Every project should have a project diary, to record all the little bits of info and the wrong turns I find along the way toward the final project.</text:p>
      <text:h text:style-name="Heading_20_1" text:outline-level="1">Summary</text:h>
      <text:p text:style-name="Text_20_body">The idea is to have a <text:span text:style-name="T23">cabin-kitsch (in a good way)</text:span> box that <text:span text:style-name="T23">sits on the mantel and </text:span>shows the <text:span text:style-name="T23">approximate </text:span>phase of the moon. <text:s/><text:span text:style-name="T23">Try acrylic paints to give that craft look.</text:span></text:p>
      <text:p text:style-name="Text_20_body"><text:span text:style-name="T22">I'm p</text:span>lanning on a <text:span text:style-name="T21">wheel</text:span> of <text:span text:style-name="T22">images</text:span> of the moon in various phases, <text:span text:style-name="T21">which rotates behind a set of clouds. </text:span>The center of the clouds contains a round hole the size of <text:span text:style-name="T22">one of the</text:span> lunar <text:span text:style-name="T22">images</text:span>. <text:span text:style-name="T23">The rest of the scene may include a dog baying at the moon, a hill, and a cabin.</text:span></text:p>
      <text:p text:style-name="Text_20_body">I<text:span text:style-name="T23">'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23">I'd like it to change more often than that, but I'm concerned that a wheel of 12 or more images would be too large (a small moon in a large wheel).</text:span></text:p>
      <text:p text:style-name="Text_20_body"><text:span text:style-name="T21">About once every 3 or 4 days </text:span>the <text:span text:style-name="T21">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23">deciding</text:span> how many phases the design will support.</text:p>
      <text:p text:style-name="Text_20_body">The only reasonably-public phase of the moon site I've found so far is: <text:bookmark-start text:name="__DdeLink__890_544602363"/>HM Nautical Almanac Office: Miscellanea<text:bookmark text:name="top1"/>: Daily Rise/set and Twilight times for the British Isles, at</text:p>
      <text:p text:style-name="Text_20_body"><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21">I've found many sites that give the percent of the moon that's illuminated, but that don't distinguish between waxing (moving toward the full moon) and waning (moving toward the new moon).</text:span></text:p>
      <text:p text:style-name="Text_20_body">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Text_20_body">Be sure to specify HTTP 1.0 in the request rather than HTTP 1.1. HTTP 1.0 prevents <text:bookmark-start text:name="__DdeLink__930_808629508"/>the server from using Transfer-encoding: chunked<text:bookmark-end text:name="__DdeLink__930_808629508"/>, which is difficult to decode by hand.</text:p>
      <text:p text:style-name="Text_20_body"><text:a xlink:type="simple" xlink:href="http://playground.arduino.cc//Code/Webclient" text:style-name="Internet_20_link" text:visited-style-name="Visited_20_Internet_20_Link">http://playground.arduino.cc//Code/Webclient</text:a> is an example of getting the <text:span text:style-name="T17">date and </text:span>time from a web server's response.</text:p>
      <text:p text:style-name="Text_20_body"><text:a xlink:type="simple" xlink:href="http://aa.usno.navy.mil/faq/docs/moon_phases.php" text:style-name="Internet_20_link" text:visited-style-name="Visited_20_Internet_20_Link">http://aa.usno.navy.mil/faq/docs/moon_phases.php</text:a> <text:span text:style-name="T91">has a good list of named images of the phases of the moon.</text:span></text:p>
      <text:h text:style-name="Heading_20_1" text:outline-level="1">Next Steps</text:h>
      <text:list xml:id="list4044209135" text:style-name="L1">
        <text:list-item>
          <text:p text:style-name="P132">Design the front of the clock. That is, draw what the picture will be <text:span text:style-name="T99">the face of the clock</text:span>: <text:span text:style-name="T99">the moon, and possibly clounds, a dog, a house, and stars.</text:span></text:p>
        </text:list-item>
        <text:list-item>
          <text:p text:style-name="P132">Rotate the images of the moon on the disk so that when each image is rotate into place, it’s oriented properly <text:span text:style-name="T99">with respect to the clock face.</text:span></text:p>
        </text:list-item>
        <text:list-item>
          <text:p text:style-name="P133">Decide how the stepper and opto-interruper holder will fasten into the larger clock box.</text:p>
        </text:list-item>
        <text:list-item>
          <text:p text:style-name="P133"><text:soft-page-break/>Decide how to print the large clock box <text:span text:style-name="T98">exterior parts</text:span> on the 150 mm cube Lulzbot Mini.</text:p>
        </text:list-item>
        <text:list-item>
          <text:p text:style-name="P133">Design the 3D printed lunar clock box.</text:p>
        </text:list-item>
        <text:list-item>
          <text:p text:style-name="P134">Add the Wait state so the Sketch will periodically query the web site rather than doing it only once. Consider short waits for connection failures; very long waits (a day) for waiting til it’s time to query again. But avoid choosing wait times that are so short as to look like (or be) a denial of service.</text:p>
        </text:list-item>
        <text:list-item>
          <text:p text:style-name="P135">Finish porting the HTTP code:</text:p>
          <text:list>
            <text:list-item>
              <text:p text:style-name="P136">See if there’s a way to set the security type and timeout for connecting to the WiFi router.</text:p>
            </text:list-item>
            <text:list-item>
              <text:p text:style-name="P136">See if there’s a way to read the HTTP Get response header in the ESP8266 library.</text:p>
            </text:list-item>
          </text:list>
        </text:list-item>
      </text:list>
      <text:p text:style-name="P7"/>
      <text:h text:style-name="Heading_20_1" text:outline-level="1">Diary</text:h>
      <text:h text:style-name="P145" text:outline-level="2">Saturday January 13, 2018 – <text:span text:style-name="T99">Adjusting</text:span> the Opto<text:span text:style-name="T99">-interrupter </text:span>holder</text:h>
      <text:p text:style-name="P155">I found the hub of the stepper motor isn’t exactly perpendicular to the stepper motor holder, which makes the lunar disk move forward and backward a bit (1 or 2 mm) as it rotates. I raised the opto-interrupter a little bit to make sure it has enough clearance for the slightly off-flat lunar disk.</text:p>
      <text:p text:style-name="P156">Later in the day I discovered the stepper motor axis is off because the whole stepper motor is at an angle. This is because the hole for the motor axle isn’t big enough. I increased the size of the hole and now the disk is nicely flat with respect to the motor holder plate.</text:p>
      <text:p text:style-name="P156">The opto-interrupter pushes into the clip really easily. It’s very hard to get the opto-interrupter out of the clip, but that’s ok, because I’ll be taking the clip out on rare occasions.</text:p>
      <text:h text:style-name="P146" text:outline-level="2">Friday January 12, 2018 – Opto-interrupter holder design</text:h>
      <text:p text:style-name="P123">Did a couple experiments of 3D printed clips to hold the opto-interrupter in place. Settled on a pair of side clips that are quite tight, but seem to work fine. Added that clip design to the plate that holds the stepper motor. <text:span text:style-name="T97">Once a test print works, I’ll be back where I was in September, but with a 3D printed design.</text:span></text:p>
      <text:h text:style-name="P147" text:outline-level="2">Wednesday January 10, 2018 – Opto-interrupter holder design</text:h>
      <text:p text:style-name="P122">Tweaking the bars of the opto-interrupter clip so they fit around the parts on the opto-interrupter’s breakout board. <text:span text:style-name="T96">Next step: the clip that will hold the board in place.</text:span></text:p>
      <text:h text:style-name="P148" text:outline-level="2">Sunday January 6, 2018 – Opt<text:span text:style-name="T95">o-i</text:span>Interrupter holder design</text:h>
      <text:p text:style-name="P121">Working out a 3D printed holder for the Opto Interrupter. I’ve tried a couple approaches to it. I’m currently working toward a design that the Opto Interrupter will clip into, without screws, nuts, etc.</text:p>
      <text:h text:style-name="P149" text:outline-level="2">Saturday December 9, 2017 – more lunar wheel design</text:h>
      <text:p text:style-name="P114">Working out the angles to rotate the moon images to so that the image at the top of the disk is upright – just as a test.</text:p>
      <text:p text:style-name="P115">Here’s a list of amount to rotate each lunar image clockwise <text:span text:style-name="T93">(negative degrees in FreeCAD)</text:span> from its <text:soft-page-break/>upright orientation. The index 0 corresponds to the full moon. Index 1 = the moon Counterclockwise from the full moon (the waning gibbous moon). Thinking about this, I see I should probably simplify angles and names by putting the new moon at the top, but not yet.</text:p>
      <text:p text:style-name="P116">After wrestling with incorrect angles for quite a while I remembered that I had rotated opposites rather than mirroring them (which has its own problems). I forgot to take that rotation into account. What a mess. Decided to start all over with the lunar images, making each one independent rather than a mirror or rotation of some other. I’d need to do this if the lunar images showed the moon itself, because for example a waxing crescent lights a different part of the moon than the waning crescent.</text:p>
      <text:p text:style-name="P117">In recreating the partial moons (e.g., waxing crescent) I realized I’d forgotten to document why I chose the 45<text:span text:style-name="T94">°</text:span><text:span text:style-name="T8"> angle of the circle for the partial moons rather than the half way point between the lunar image edge and center. The answer: I wanted each lunar image to be an equal number of days apart. That is, the images as I’ve defined them break the 29.5 day synodic month (full moon to full moon) into 8 pieces, each piece being </text:span><text:span text:style-name="T11">about 3.69 days from the previous one (</text:span><text:span text:style-name="T8">29.5 / 8 </text:span><text:span text:style-name="T11">= 3.6875).</text:span></text:p>
      <text:p text:style-name="P118"><text:span text:style-name="T8">(re)created all the images of the moon. </text:span><text:span text:style-name="T12">I used the imagePositioningGuide Sketch to line them up on the disk: full moon just to the right of the top, and waning gibbous, etc. counterclockwise from there.</text:span></text:p>
      <text:p text:style-name="P119"><text:span text:style-name="T8">Index, angle, where angle</text:span><text:span text:style-name="T12"> = 22.5 - 45 * </text:span><text:span text:style-name="T8">index</text:span></text:p>
      <text:p text:style-name="P119"><text:span text:style-name="T12">0 22.5 </text:span><text:span text:style-name="T8">Full Moon</text:span></text:p>
      <text:p text:style-name="P119"><text:span text:style-name="T12">1 -22.5 </text:span><text:span text:style-name="T8">Waning Gibbous</text:span></text:p>
      <text:p text:style-name="P119"><text:span text:style-name="T12">2 -67.5 </text:span><text:span text:style-name="T8">Last Quarter</text:span></text:p>
      <text:p text:style-name="P119"><text:span text:style-name="T12">3 -112.5 </text:span><text:span text:style-name="T8">Waning Crescent</text:span></text:p>
      <text:p text:style-name="P119"><text:span text:style-name="T12">4 -157.5 </text:span><text:span text:style-name="T8">New Moon (blank)</text:span></text:p>
      <text:p text:style-name="P119"><text:span text:style-name="T12">5 -202.5 </text:span><text:span text:style-name="T8">Waxing Crescent</text:span></text:p>
      <text:p text:style-name="P119"><text:span text:style-name="T12">6 -247.5 </text:span><text:span text:style-name="T8">First Quarter</text:span></text:p>
      <text:p text:style-name="P119"><text:span text:style-name="T12">7 -292.5 </text:span><text:span text:style-name="T8">Waxing Gibbous.</text:span></text:p>
      <text:p text:style-name="P120">Resigned the opto-interrupter holder to be a block with a slot cut in it. Still in progress.</text:p>
      <text:h text:style-name="P150" text:outline-level="2">Friday December 8, 2017 – lunar wheel 3D print design</text:h>
      <text:p text:style-name="P113">Designed simple slices for the phases of the moon (the new moon is black), where the lighted part is raised above the bed. The idea is that I’ll print it in black or dark blue, then switch to yellow when it starts printing the moon images.</text:p>
      <text:p text:style-name="P113"><text:span text:style-name="T92">Noticed the disk needs a thicker center</text:span>, to keep the hub screws from scraping the stepper motor holder. The disk needs to be<text:span text:style-name="T1"> 5mm thick at the</text:span><text:span text:style-name="T4"> </text:span><text:span text:style-name="T1">hub screws.</text:span><text:span text:style-name="T5"> </text:span><text:span text:style-name="T7">Also, because the outer face of the hub is already in the middle of the opto-interrupter slot, I should </text:span><text:span text:style-name="T4">thicken the outer face of the lunar disk</text:span><text:span text:style-name="T7"> rather than the inner face (thickening the inner face would raise the outer disk surface, by the way it would also be hard to print without support).</text:span></text:p>
      <text:h text:style-name="P151" text:outline-level="2">Thursday December 7, 2017 – 3D clip for photointerrupter</text:h>
      <text:p text:style-name="P112">Designing a 3D printed thing to hold the photo-interrupter (disk slot detector).</text:p>
      <text:h text:style-name="P152" text:outline-level="2"><text:soft-page-break/>Tuesday December 5, 2017- more 3D printing design</text:h>
      <text:p text:style-name="P68">I’m using a 28BYJ-48 12V stepper motor. I found a plausible mechanical datasheet for it, at <text:s/><text:a xlink:type="simple" xlink:href="https://tutorials-raspberrypi.de/wp-content/uploads/2014/08/Stepper-Motor-28BJY-48-Datasheet.pdf" text:style-name="Internet_20_link" text:visited-style-name="Visited_20_Internet_20_Link">https://tutorials-raspberrypi.de/wp-content/uploads/2014/08/Stepper-Motor-28BJY-48-Datasheet.pdf</text:a> It gives the centers of the two screw holes as 35 +/-0.1mm apart, with a diameter of 4.2+/-0.1mm. Further, the motor shaft is centered horizontally between the two screw holes, and is 8+/-0.1mm above them (when facing the shaft). The non-moving outer collar of the shaft doesn’t seem to be given; I measured it at 9.09mm diameter.</text:p>
      <text:h text:style-name="P152" text:outline-level="2">Sunday December 3, 2017 – messing about with 3D printed disk</text:h>
      <text:p text:style-name="P70">Just for grins, I’m looking into what the lunar disk would be like if I printed it on my Lulzbot Mini (152mm square bed). I chose a <text:span text:style-name="T3">lunar disk radius of </text:span><text:span text:style-name="T1">70 mm radius</text:span> (140 mm diameter).</text:p>
      <text:p text:style-name="P70">Looking for specs on the hub holes, I found the Sparkfun product page points to <text:a xlink:type="simple" xlink:href="https://www.servocity.com/770-set-screw-hubs" text:style-name="Internet_20_link" text:visited-style-name="Visited_20_Internet_20_Link">https://www.servocity.com/770-set-screw-hubs</text:a>, which says the holes are 6-32 UNC holes. Then I found <text:a xlink:type="simple" xlink:href="https://www.design1st.com/Design-Resource-Library/engineering_data/TapDrillClearanceHoles.pdf" text:style-name="Internet_20_link" text:visited-style-name="Visited_20_Internet_20_Link">https://www.design1st.com/Design-Resource-Library/engineering_data/TapDrillClearanceHoles.pdf</text:a>, which gives the normal clearance for a 6-32 screw as <text:span text:style-name="T1">4.32mm </text:span><text:span text:style-name="T2">diameter</text:span>. The product page says the holes are 0.770 inches (or 19.558 mm) apart at the diagonal of the square layout of holes. Converting that to the horizontal or vertical distance between the holes: 0.770 / sqrt(2) = 0.5444 inches, or 13.827mm. Half of that gives the distance from horizontal or vertical center to the center of the hole: <text:span text:style-name="T83">6.9148mm. Let’s try </text:span><text:span text:style-name="T2">6.9mm</text:span><text:span text:style-name="T83">.</text:span></text:p>
      <text:p text:style-name="P71">For a 70mm radius disk, the largest possible lunar images would be 19.37mm radius each. To allow a gap between disks so that a hidden disk won’t show an edge, I chose about 6mm between disks. So I chose a <text:span text:style-name="T1">lunar image radius of </text:span><text:span text:style-name="T3">16mm</text:span><text:span text:style-name="T84"> (19.37 – 6/2 = 16.37mm, then I rounded down).</text:span></text:p>
      <text:p text:style-name="P72">Looking for public domain images of the full moon, I found <text:a xlink:type="simple" xlink:href="https://www.metmuseum.org/art/collection/search/393543" text:style-name="Internet_20_link" text:visited-style-name="Visited_20_Internet_20_Link">https://www.metmuseum.org/art/collection/search/393543</text:a> (Metropolitain Museum of Art). <text:span text:style-name="T85">Found a nice image from wikipedia, with an attribution and share alike license: attribution is “By Gregory H. Revera - Own work, CC BY-SA 3.0, </text:span><text:a xlink:type="simple" xlink:href="https://commons.wikimedia.org/w/index.php?curid=11901243" text:style-name="Internet_20_link" text:visited-style-name="Visited_20_Internet_20_Link"><text:span text:style-name="T85">https://commons.wikimedia.org/w/index.php?curid=11901243</text:span></text:a><text:span text:style-name="T85">”, which includes the url.</text:span></text:p>
      <text:p text:style-name="P69">Test printed a lithophane of that moon. 2 (3?) mm high, heavy smoothing. Also test printed the hub holes. <text:span text:style-name="T86">The lithophane didn’t turn out well (too thin); the test hub fit perfectly. Did a test print of the full-sized lunar disk.</text:span></text:p>
      <text:h text:style-name="P152" text:outline-level="2">Tuesday September 5, 2017 – Net seems to work</text:h>
      <text:p text:style-name="P74">I read a few examples and comments about the ESP8266 Arduino library, and decided to add some configuration to the setup(): 1) Explicitly putting the WiFi in Station (client) mode – it’s possible the default is dual, that is client plus a soft access point</text:p>
      <text:p text:style-name="P74">Tried out the new state machine code for finding the disk slot; code that does only one step() per loop() rather than executing one loop() that takes seconds to finish. That seems to work great, but the net didn’t connect.</text:p>
      <text:p text:style-name="P74">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74"><text:soft-page-break/>With the added calls, the WiFi part seems to work! On reboot the disk rotates to the slot, then rotates to the first lunar image, then successfully connects to the net (after a little while, but not an unreasonable time). Score!</text:p>
      <text:p text:style-name="P75">Updated the Bill of Materials to reflect the ESP8266 design. Did a pass through the ReadMe.md etc. Added a photo of the project so far.</text:p>
      <text:p text:style-name="P76">By the way, swapping the Arduino Mega, CC3300 Shield, and Transmogrishield for an ESP8266 Thing Dev board saves about $80 on this about $180 project.</text:p>
      <text:p text:style-name="P73">Modified the State Machine to step() only once per loop() to turn to a lunar image. <text:s/>Moved the connection to the AP to setup() with the assumption that the ESP8266 will keep us connected (if possible) from there on. Did a little more cleanup.</text:p>
      <text:h text:style-name="P152" text:outline-level="2">Monday September 4, 2017 – Rewriting the state machine</text:h>
      <text:p text:style-name="P78">On a hunch, I added a 1000 microFarad capacitor between the stepper motor’s power and ground. It’s probably useful, but it didn’t fix the inability to connect to the WiFi router.</text:p>
      <text:p text:style-name="P79">Realised I’m changing way too many things at once, so decided to back up and 1) clean up the code layout and variable names without changing the logic then 2) rewrite the state machine to make rotating the disk by one step part of the state machine.</text:p>
      <text:p text:style-name="P77">Did a commit of just name/order changes (no semantic changes).</text:p>
      <text:p text:style-name="P77">Modified the state machine; haven’t tested that code yet.</text:p>
      <text:h text:style-name="P152" text:outline-level="2">September 3, 2017 – Wir<text:span text:style-name="T74">ing</text:span> the Stepper motor, <text:span text:style-name="T75">photo-interrupter, and fixing wifi again</text:span></text:h>
      <text:p text:style-name="P82">I transferred the stepper motor transistor circuit from the Mega breadboard to the ESP8266 breadboard, <text:span text:style-name="T75">updated the pin numbers in the Sketch, wired the common stepper pin to 5V (V_USB) on the ESP8266, and changed the Sketch state machine to start at rotating the disk. It worked the first time!</text:span></text:p>
      <text:p text:style-name="P83">Note: the current calculations above show that the stepper motor will be pulling about 124mA on a 50% duty cycle while the disk is turning. The <text:span text:style-name="T77">ESP8266 Thing Dev schematic suggests the V_USB is the nominal 5V directly from the USB connector, so I think a USB supply should be able to supply the 124mA we need.</text:span></text:p>
      <text:p text:style-name="P84"><text:span text:style-name="T78">Dug through my Sparkfun boxes</text:span> <text:span text:style-name="T78">to find</text:span> the level shifter I bought from Sparkfun a while ago. <text:span text:style-name="T77">I need it to shift the photo-interrupter output from 5V to 3.3V. I soldered the header pins onto the level shifter.</text:span></text:p>
      <text:p text:style-name="P85">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79">Measured the current draw of the motor while it’s running: average 72mA, which is what I expected: ~124mA at 50% duty cycle = ~62mA.</text:span></text:p>
      <text:p text:style-name="P86">On a whim, connected the photo-interrupter output directly to pin 2 (photo interrupter input). It caused continuous resets <text:span text:style-name="T8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87"><text:soft-page-break/>Unfortunately, after the stepper motor rotates to the first moon image position and the Sketch starts trying to connect to the WiFi router, it shows the same problem it had before I removed the long delay() calls: it just waits and waits and never connects.</text:p>
      <text:p text:style-name="P87">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87">At any rate, the experiment showed the connection to the router succeeds if it’s done first, and fails if it’s attempted after running the stepper motor.</text:p>
      <text:p text:style-name="P81">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81"><text:span text:style-name="T82">Started rewriting</text:span> the wheel movement code to make “move the wheel <text:span text:style-name="T81">a</text:span> step” be part of the state machine.</text:p>
      <text:h text:style-name="P152" text:outline-level="2">September 2, 2017 – <text:span text:style-name="T73">Getting Arduino to compile ESP8266 Sketches again</text:span></text:h>
      <text:p text:style-name="P91">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91">At any rate, I reconciled my github repo copy <text:span text:style-name="T73">of LunarClock</text:span> and reinstalled the ESP8266 Arduino support, selected Sparkfun EXP8266 Thing Dev board, plugged in my board and compiled the LunarClock Sketch (with errors).</text:p>
      <text:p text:style-name="P91">My main concern <text:span text:style-name="T73">now</text:span>: does the ESP8266 Thing Dev board have the Ram and Flash necessary to run the Lunar Clock Sketch? I imagine <text:span text:style-name="T52">it has enough because it’s designed to do the sort of thing I’m doing: talk to a web site and control a few things.</text:span></text:p>
      <text:p text:style-name="P92">Back to the compile errors: the error text gave no insight into the problem, so I decided to compile and run Blink first. <text:s/><text:span text:style-name="T53">Blink didn’t compile either. Hmm. Tried compiling for Arduino Uno and Blink. Compiled fine. Uninstalled and reinstalled the ESP8266 board support; blink still didn’t compile. The error is nothing more than</text:span></text:p>
      <text:p text:style-name="P93">Arduino: 1.8.4 (Windows 10), Board: "SparkFun ESP8266 Thing Dev, 80 MHz, 115200"</text:p>
      <text:p text:style-name="P93">…</text:p>
      <text:p text:style-name="P93">"C:\Users\Brad\AppData\Local\Temp\arduino_build_934615\preproc\ctags_target_for_gcc_minus_e.cpp"</text:p>
      <text:p text:style-name="P93">exit status -1073741515</text:p>
      <text:p text:style-name="P93">Error compiling for board SparkFun ESP8266 Thing Dev.</text:p>
      <text:p text:style-name="P63">I’m beginning to suspect I messed up my Arduino installation by uninstalling the ESP8266 support <text:span text:style-name="T73">a few months back</text:span>. Some Windows components don’t like things being uninstalled an reinstalled (they are <text:span text:style-name="T73">Bad Code</text:span>, of course). My next course is to uninstall Arduino IDE and reinstall it. It doesn’<text:span text:style-name="T73">t</text:span> help that Windows 10 Software Store hides almost all details of the installation.</text:p>
      <text:p text:style-name="P93"><text:soft-page-break/><text:span text:style-name="T54">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4">http://esp8266.github.io/Arduino/versions/2.3.0/doc/installing.html</text:span></text:a><text:span text:style-name="T54">. <text:s/>The prerequisites are:</text:span></text:p>
      <text:list xml:id="list2384906499" text:style-name="L2">
        <text:list-item>
          <text:p text:style-name="P154">Arduino 1.6.8 (or newer, if you know what you are doing)</text:p>
          <text:list>
            <text:list-item>
              <text:p text:style-name="P154">This one is a bit of a puzzle, because different Arduino platforms seem to have different basic version numbers. My Windows 10 Arduino IDE reports its version as 1.8.4.</text:p>
            </text:list-item>
          </text:list>
        </text:list-item>
        <text:list-item>
          <text:p text:style-name="P154">(installed) git</text:p>
        </text:list-item>
        <text:list-item>
          <text:p text:style-name="P154">(installed. I have python v2.7.12) python 2.7</text:p>
        </text:list-item>
        <text:list-item>
          <text:p text:style-name="P154">(comes with Windows) terminal, console, or command prompt (depending on you OS)</text:p>
        </text:list-item>
        <text:list-item>
          <text:p text:style-name="P154">(Yes) Internet connection</text:p>
        </text:list-item>
      </text:list>
      <text:p text:style-name="P94"><text:span text:style-name="T55">S</text:span><text:span text:style-name="T54">ince I have the prerequisites, I guess I do need to uninstall and reinstall the Arduino IDE. Bummer, dude. </text:span><text:span text:style-name="T56">By the way, searching for “esp8266” on my C: drive turns up no less than 6 copies of what looks like ESP8266 support. Tip to developers: if your app has a cache, provide a way to clear it.</text:span></text:p>
      <text:p text:style-name="P95"><text:span text:style-name="T56">U</text:span><text:span text:style-name="T54">sing the Arduino IDE board manager, I uninstalled ESP8266 support, then I searched for “esp8266” in the file explorer again. <text:s/></text:span><text:span text:style-name="T57">It still turns up over 5 copies of esp8266, under AppData/Arduino and <text:s/>Documents/ArduinoData.</text:span></text:p>
      <text:p text:style-name="P96"><text:span text:style-name="T57">I</text:span><text:span text:style-name="T54">n preparing to uninstall Arduino IDE, I </text:span><text:span text:style-name="T59">took</text:span><text:span text:style-name="T54"> the </text:span><text:span text:style-name="T58">opportunity to clear out a lot of obsolete Sketches I’ve written over the past few years.</text:span></text:p>
      <text:p text:style-name="P96"><text:span text:style-name="T59">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59">https://github.com/esp8266/Arduino#installing-with-boards-manager</text:span></text:a><text:span text:style-name="T59">). </text:span></text:p>
      <text:p text:style-name="P88"><text:span text:style-name="T59">S</text:span><text:span text:style-name="T54">UCCESS! Blink compiled fine for Sparkfun ESP8266 Thing Dev board.</text:span></text:p>
      <text:h text:style-name="P141" text:outline-level="3">Porting LunarClock to ESP8266</text:h>
      <text:p text:style-name="P88">Compiled LunarClock for Sparkfun ESP8266 Thing Dev board. Of course, it doesn’t like the CC3300 library inclusion. <text:span text:style-name="T60">Tried to do some quick hacks to get LunarClock to compile, but after a lot of slogging through compile errors, decided there’s too much to rewrite.</text:span></text:p>
      <text:p text:style-name="P89">I wrote a simple echo Http Get client for ESP8266, and it (eventually) worked. Folded those changes into LunarClock, and they don’t connect. Hmmm.</text:p>
      <text:p text:style-name="P89">Modified write_eeprom_strings to work for ESP8266, and to remove the obsolete .length() call. Folded those changes into Lunar Clock.</text:p>
      <text:p text:style-name="P89">Current state: Lunar Clock successfully reads the Wifi SSID and password, but doesn’t seem to connect. <text:s/>Need to add code to detect failures other than ‘not yet connected’.</text:p>
      <text:p text:style-name="P90">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0"><text:span text:style-name="T54">Fixing that, the next problem was that the ESP8266 Http library doesn’t return headers via the main </text:span><text:soft-page-break/><text:span text:style-name="T54">stream. I temporarily </text:span><text:span text:style-name="T61">commented out the date reading code, and the Web interface code now properly reads the age and illumination of the moon again!</text:span></text:p>
      <text:h text:style-name="P152" text:outline-level="2">September 1, 2017 – <text:span text:style-name="T49">considering replacing the Arduino; reviving the project.</text:span></text:h>
      <text:p text:style-name="P98">Sparkfun has discontinued the Transmogrishield. Also, an Arduino Mega seems way overkill for what I want to do. In the meantime, I’ve had good success playing with a Sparkfun ESP8266 Thing dev board, which looks like a promising replacement.</text:p>
      <text:p text:style-name="P98">Since the ESP8266 is a 3.3V part rather than a 5V part, I need to check and/or adapt the I/O circuits to work with 3.3V instead of 5V. Good news: the TIP120 seems to happily turn on at 2.5V, so using a 3.3V Arduino output should work fine.</text:p>
      <text:p text:style-name="P98">Bad news: the Photo-Interruptor I’m using is clearly a 5V part: <text:span text:style-name="T50">the datasheet says Vcc must be 4.5V to 17V, and the sensor output High level has a minimum of 4.9V.</text:span></text:p>
      <text:p text:style-name="P99">Mixed news: the ESP8266 power supply must be no higher than 6V, so I can’t power it with a nominally 9V Arduino supply and use that 9V to drive the stepper motor. So it looks like I should try powering the ESP8266 from a USB charger, and use the <text:span text:style-name="T51">(5V I assume) VIn pin to drive the stepper motor, the photo-interrupter, and a 3.3V-5V level shifter. If Vin isn’t regulated well enough, I can add a 5V regulator; I have bunches of those left over from my PIC development days.</text:span></text:p>
      <text:p text:style-name="P100">Since I’m now very comfortable with design for 3D printing, I should reexamine what parts of the project can be 3D printed.</text:p>
      <text:p text:style-name="P97">Good news: I plugged in the stepper motor and photo-interruptor, plugged a USB cable into the Mega, and the circuit worked. <text:s/>I’m used to projects sort of falling apart if you leave them alone for over a year, but this one seems to be working.</text:p>
      <text:p text:style-name="P64">I measured the voltage to the stepper motor, and it was 4.3V (I’d expect 5V from a USB cable, but 4.3V is ok). The stepper seems to have enough energy to move the lunar imges disk. It’s easy to stop it with a finger, but I think it will work fine with 5V.</text:p>
      <text:h text:style-name="P141" text:outline-level="3">January 1, 2016 – Wired and mounted the photo-interrupter</text:h>
      <text:p text:style-name="P101">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101">At any rate, the stranded wire will be more flexible than solid wire would, so that's a good step.</text:p>
      <text:p text:style-name="P101">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64">With that mounting in place, I temporarily adjusted some constants so that the proper lunar image appears opposite the photo-interrupter.</text:p>
      <text:h text:style-name="P141" text:outline-level="3"><text:soft-page-break/>December 31, 2015 – bought paints</text:h>
      <text:p text:style-name="P102"><text:span text:style-name="T61">Today I bought a starter set ofAcrylic paints (similar to </text:span><text:a xlink:type="simple" xlink:href="http://www.amazon.com/Art-Advantage-4-Ounce-Acrylic-Primary/dp/B0025TZ05O" text:style-name="Internet_20_link" text:visited-style-name="Visited_20_Internet_20_Link"><text:span text:style-name="T61">http://www.amazon.com/Art-Advantage-4-Ounce-Acrylic-Primary/dp/B0025TZ05O</text:span></text:a><text:span text:style-name="T61">) and brushes </text:span><text:span text:style-name="T62">(</text:span><text:a xlink:type="simple" xlink:href="http://www.amazon.com/Connoisseur-Fine-Art-Products-Protege/dp/B00HNKTK06" text:style-name="Internet_20_link" text:visited-style-name="Visited_20_Internet_20_Link"><text:span text:style-name="T62">http://www.amazon.com/Connoisseur-Fine-Art-Products-Protege/dp/B00HNKTK06</text:span></text:a><text:span text:style-name="T62">)</text:span><text:span text:style-name="T61"> from a local artists' supply. Acrylic paints are non-toxic, and - while wet - wash out with water.</text:span></text:p>
      <text:h text:style-name="P152" text:outline-level="2">November 22, 2015 – failed at wiring the photo-interrupter; sealed the lunar disk</text:h>
      <text:p text:style-name="P103">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103">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103"><text:span text:style-name="T61">I've been a bit distracted by the Build Your Own CNC Machine project, </text:span><text:span text:style-name="T63">as I put off designing the front of the lunar clock, which is artistically the complex part.</text:span></text:p>
      <text:h text:style-name="P152" text:outline-level="2">November 3, 2015 – Checking resistance variation in stepper<text:span text:style-name="T43">s</text:span></text:h>
      <text:p text:style-name="P104">A friend of mine at work recently bought a set of <text:s/><text:span text:style-name="T33">28BYJ-48 5V </text:span>stepper motors, from a source <text:span text:style-name="T46">different</text:span> <text:span text:style-name="T46">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8">28BYJ-48 5V <text:span text:style-name="T43">#1</text:span></text:p>
          </table:table-cell>
          <table:table-cell table:style-name="Table4.A1" office:value-type="string">
            <text:p text:style-name="P124">Blue</text:p>
          </table:table-cell>
          <table:table-cell table:style-name="Table4.A1" office:value-type="string">
            <text:p text:style-name="P124">Pink</text:p>
          </table:table-cell>
          <table:table-cell table:style-name="Table4.A1" office:value-type="string">
            <text:p text:style-name="P124">Yellow</text:p>
          </table:table-cell>
          <table:table-cell table:style-name="Table4.A1" office:value-type="string">
            <text:p text:style-name="P124">Orange</text:p>
          </table:table-cell>
          <table:table-cell table:style-name="Table4.F1" office:value-type="string">
            <text:p text:style-name="P124">Red</text:p>
          </table:table-cell>
        </table:table-row>
        <table:table-row>
          <table:table-cell table:style-name="Table4.A2" office:value-type="string">
            <text:p text:style-name="P124">Blue</text:p>
          </table:table-cell>
          <table:table-cell table:style-name="Table4.A2" office:value-type="string">
            <text:p text:style-name="P129">-</text:p>
          </table:table-cell>
          <table:table-cell table:style-name="Table4.A2" office:value-type="string">
            <text:p text:style-name="P125"><text:span text:style-name="T43">51.7</text:span> ohm</text:p>
          </table:table-cell>
          <table:table-cell table:style-name="Table4.A2" office:value-type="string">
            <text:p text:style-name="P126">51.8</text:p>
          </table:table-cell>
          <table:table-cell table:style-name="Table4.A2" office:value-type="string">
            <text:p text:style-name="P126">51.4</text:p>
          </table:table-cell>
          <table:table-cell table:style-name="Table4.F2" office:value-type="string">
            <text:p text:style-name="P126">26.0</text:p>
          </table:table-cell>
        </table:table-row>
        <table:table-row>
          <table:table-cell table:style-name="Table4.A2" office:value-type="string">
            <text:p text:style-name="P124">Pink</text:p>
          </table:table-cell>
          <table:table-cell table:style-name="Table4.A2" office:value-type="string">
            <text:p text:style-name="P129"/>
          </table:table-cell>
          <table:table-cell table:style-name="Table4.A2" office:value-type="string">
            <text:p text:style-name="P129">-</text:p>
          </table:table-cell>
          <table:table-cell table:style-name="Table4.A2" office:value-type="string">
            <text:p text:style-name="P126">51.8</text:p>
          </table:table-cell>
          <table:table-cell table:style-name="Table4.A2" office:value-type="string">
            <text:p text:style-name="P126">51.4</text:p>
          </table:table-cell>
          <table:table-cell table:style-name="Table4.F2" office:value-type="string">
            <text:p text:style-name="P126">26.0</text:p>
          </table:table-cell>
        </table:table-row>
        <table:table-row>
          <table:table-cell table:style-name="Table4.A2" office:value-type="string">
            <text:p text:style-name="P124">Yellow</text:p>
          </table:table-cell>
          <table:table-cell table:style-name="Table4.A2" office:value-type="string">
            <text:p text:style-name="P129"/>
          </table:table-cell>
          <table:table-cell table:style-name="Table4.A2" office:value-type="string">
            <text:p text:style-name="P129"/>
          </table:table-cell>
          <table:table-cell table:style-name="Table4.A2" office:value-type="string">
            <text:p text:style-name="P129">-</text:p>
          </table:table-cell>
          <table:table-cell table:style-name="Table4.A2" office:value-type="string">
            <text:p text:style-name="P126">51.5</text:p>
          </table:table-cell>
          <table:table-cell table:style-name="Table4.F2" office:value-type="string">
            <text:p text:style-name="P126">26.1</text:p>
          </table:table-cell>
        </table:table-row>
        <table:table-row>
          <table:table-cell table:style-name="Table4.A2" office:value-type="string">
            <text:p text:style-name="P124">Orange</text:p>
          </table:table-cell>
          <table:table-cell table:style-name="Table4.A2" office:value-type="string">
            <text:p text:style-name="P129"/>
          </table:table-cell>
          <table:table-cell table:style-name="Table4.A2" office:value-type="string">
            <text:p text:style-name="P129"/>
          </table:table-cell>
          <table:table-cell table:style-name="Table4.A2" office:value-type="string">
            <text:p text:style-name="P129"/>
          </table:table-cell>
          <table:table-cell table:style-name="Table4.A2" office:value-type="string">
            <text:p text:style-name="P129">-</text:p>
          </table:table-cell>
          <table:table-cell table:style-name="Table4.F2" office:value-type="string">
            <text:p text:style-name="P126">25.7</text:p>
          </table:table-cell>
        </table:table-row>
        <table:table-row>
          <table:table-cell table:style-name="Table4.A2" office:value-type="string">
            <text:p text:style-name="P124">Red</text:p>
          </table:table-cell>
          <table:table-cell table:style-name="Table4.A2" office:value-type="string">
            <text:p text:style-name="P129"/>
          </table:table-cell>
          <table:table-cell table:style-name="Table4.A2" office:value-type="string">
            <text:p text:style-name="P129"/>
          </table:table-cell>
          <table:table-cell table:style-name="Table4.A2" office:value-type="string">
            <text:p text:style-name="P129"/>
          </table:table-cell>
          <table:table-cell table:style-name="Table4.A2" office:value-type="string">
            <text:p text:style-name="P129"/>
          </table:table-cell>
          <table:table-cell table:style-name="Table4.F2" office:value-type="string">
            <text:p text:style-name="P129">-</text:p>
          </table:table-cell>
        </table:table-row>
      </table:table>
      <text:p text:style-name="P9">Pretty close to the 50-51ohm and 25ohm I'd measured in my motor.</text:p>
      <text:p text:style-name="P9"/>
      <table:table table:name="Table5" table:style-name="Table5">
        <table:table-column table:style-name="Table5.A" table:number-columns-repeated="5"/>
        <table:table-column table:style-name="Table5.F"/>
        <table:table-row>
          <table:table-cell table:style-name="Table5.A1" office:value-type="string">
            <text:p text:style-name="P8">28BYJ-48 5V <text:span text:style-name="T43">#2</text:span></text:p>
          </table:table-cell>
          <table:table-cell table:style-name="Table5.A1" office:value-type="string">
            <text:p text:style-name="P124">Blue</text:p>
          </table:table-cell>
          <table:table-cell table:style-name="Table5.A1" office:value-type="string">
            <text:p text:style-name="P124">Pink</text:p>
          </table:table-cell>
          <table:table-cell table:style-name="Table5.A1" office:value-type="string">
            <text:p text:style-name="P124">Yellow</text:p>
          </table:table-cell>
          <table:table-cell table:style-name="Table5.A1" office:value-type="string">
            <text:p text:style-name="P124">Orange</text:p>
          </table:table-cell>
          <table:table-cell table:style-name="Table5.F1" office:value-type="string">
            <text:p text:style-name="P124">Red</text:p>
          </table:table-cell>
        </table:table-row>
        <table:table-row>
          <table:table-cell table:style-name="Table5.A2" office:value-type="string">
            <text:p text:style-name="P124">Blue</text:p>
          </table:table-cell>
          <table:table-cell table:style-name="Table5.A2" office:value-type="string">
            <text:p text:style-name="P129">-</text:p>
          </table:table-cell>
          <table:table-cell table:style-name="Table5.A2" office:value-type="string">
            <text:p text:style-name="P125"><text:span text:style-name="T44">51.5</text:span> ohm</text:p>
          </table:table-cell>
          <table:table-cell table:style-name="Table5.A2" office:value-type="string">
            <text:p text:style-name="P127">51.2</text:p>
          </table:table-cell>
          <table:table-cell table:style-name="Table5.A2" office:value-type="string">
            <text:p text:style-name="P127">51.5</text:p>
          </table:table-cell>
          <table:table-cell table:style-name="Table5.F2" office:value-type="string">
            <text:p text:style-name="P127">25.7</text:p>
          </table:table-cell>
        </table:table-row>
        <table:table-row>
          <table:table-cell table:style-name="Table5.A2" office:value-type="string">
            <text:p text:style-name="P124">Pink</text:p>
          </table:table-cell>
          <table:table-cell table:style-name="Table5.A2" office:value-type="string">
            <text:p text:style-name="P129"/>
          </table:table-cell>
          <table:table-cell table:style-name="Table5.A2" office:value-type="string">
            <text:p text:style-name="P129">-</text:p>
          </table:table-cell>
          <table:table-cell table:style-name="Table5.A2" office:value-type="string">
            <text:p text:style-name="P127">51.6</text:p>
          </table:table-cell>
          <table:table-cell table:style-name="Table5.A2" office:value-type="string">
            <text:p text:style-name="P127">51.9</text:p>
          </table:table-cell>
          <table:table-cell table:style-name="Table5.F2" office:value-type="string">
            <text:p text:style-name="P127">26.0</text:p>
          </table:table-cell>
        </table:table-row>
        <table:table-row>
          <table:table-cell table:style-name="Table5.A2" office:value-type="string">
            <text:p text:style-name="P124">Yellow</text:p>
          </table:table-cell>
          <table:table-cell table:style-name="Table5.A2" office:value-type="string">
            <text:p text:style-name="P129"/>
          </table:table-cell>
          <table:table-cell table:style-name="Table5.A2" office:value-type="string">
            <text:p text:style-name="P129"/>
          </table:table-cell>
          <table:table-cell table:style-name="Table5.A2" office:value-type="string">
            <text:p text:style-name="P129">-</text:p>
          </table:table-cell>
          <table:table-cell table:style-name="Table5.A2" office:value-type="string">
            <text:p text:style-name="P127">51.7</text:p>
          </table:table-cell>
          <table:table-cell table:style-name="Table5.F2" office:value-type="string">
            <text:p text:style-name="P127">25.8</text:p>
          </table:table-cell>
        </table:table-row>
        <table:table-row>
          <table:table-cell table:style-name="Table5.A2" office:value-type="string">
            <text:p text:style-name="P124">Orange</text:p>
          </table:table-cell>
          <table:table-cell table:style-name="Table5.A2" office:value-type="string">
            <text:p text:style-name="P129"/>
          </table:table-cell>
          <table:table-cell table:style-name="Table5.A2" office:value-type="string">
            <text:p text:style-name="P129"/>
          </table:table-cell>
          <table:table-cell table:style-name="Table5.A2" office:value-type="string">
            <text:p text:style-name="P129"/>
          </table:table-cell>
          <table:table-cell table:style-name="Table5.A2" office:value-type="string">
            <text:p text:style-name="P129">-</text:p>
          </table:table-cell>
          <table:table-cell table:style-name="Table5.F2" office:value-type="string">
            <text:p text:style-name="P127">26.1</text:p>
          </table:table-cell>
        </table:table-row>
        <table:table-row>
          <table:table-cell table:style-name="Table5.A2" office:value-type="string">
            <text:p text:style-name="P124">Red</text:p>
          </table:table-cell>
          <table:table-cell table:style-name="Table5.A2" office:value-type="string">
            <text:p text:style-name="P129"/>
          </table:table-cell>
          <table:table-cell table:style-name="Table5.A2" office:value-type="string">
            <text:p text:style-name="P129"/>
          </table:table-cell>
          <table:table-cell table:style-name="Table5.A2" office:value-type="string">
            <text:p text:style-name="P129"/>
          </table:table-cell>
          <table:table-cell table:style-name="Table5.A2" office:value-type="string">
            <text:p text:style-name="P129"/>
          </table:table-cell>
          <table:table-cell table:style-name="Table5.F2" office:value-type="string">
            <text:p text:style-name="P129">-</text:p>
          </table:table-cell>
        </table:table-row>
      </table:table>
      <text:p text:style-name="P9"/>
      <text:p text:style-name="P9"><text:soft-page-break/></text:p>
      <table:table table:name="Table6" table:style-name="Table6">
        <table:table-column table:style-name="Table6.A" table:number-columns-repeated="5"/>
        <table:table-column table:style-name="Table6.F"/>
        <table:table-row>
          <table:table-cell table:style-name="Table6.A1" office:value-type="string">
            <text:p text:style-name="P8">28BYJ-48 5V <text:span text:style-name="T43">#3</text:span></text:p>
          </table:table-cell>
          <table:table-cell table:style-name="Table6.A1" office:value-type="string">
            <text:p text:style-name="P124">Blue</text:p>
          </table:table-cell>
          <table:table-cell table:style-name="Table6.A1" office:value-type="string">
            <text:p text:style-name="P124">Pink</text:p>
          </table:table-cell>
          <table:table-cell table:style-name="Table6.A1" office:value-type="string">
            <text:p text:style-name="P124">Yellow</text:p>
          </table:table-cell>
          <table:table-cell table:style-name="Table6.A1" office:value-type="string">
            <text:p text:style-name="P124">Orange</text:p>
          </table:table-cell>
          <table:table-cell table:style-name="Table6.F1" office:value-type="string">
            <text:p text:style-name="P124">Red</text:p>
          </table:table-cell>
        </table:table-row>
        <table:table-row>
          <table:table-cell table:style-name="Table6.A2" office:value-type="string">
            <text:p text:style-name="P124">Blue</text:p>
          </table:table-cell>
          <table:table-cell table:style-name="Table6.A2" office:value-type="string">
            <text:p text:style-name="P129">-</text:p>
          </table:table-cell>
          <table:table-cell table:style-name="Table6.A2" office:value-type="string">
            <text:p text:style-name="P125"><text:span text:style-name="T45">51.3</text:span> ohm</text:p>
          </table:table-cell>
          <table:table-cell table:style-name="Table6.A2" office:value-type="string">
            <text:p text:style-name="P128">51.2</text:p>
          </table:table-cell>
          <table:table-cell table:style-name="Table6.A2" office:value-type="string">
            <text:p text:style-name="P128">51.0</text:p>
          </table:table-cell>
          <table:table-cell table:style-name="Table6.F2" office:value-type="string">
            <text:p text:style-name="P128">25.7</text:p>
          </table:table-cell>
        </table:table-row>
        <table:table-row>
          <table:table-cell table:style-name="Table6.A2" office:value-type="string">
            <text:p text:style-name="P124">Pink</text:p>
          </table:table-cell>
          <table:table-cell table:style-name="Table6.A2" office:value-type="string">
            <text:p text:style-name="P129"/>
          </table:table-cell>
          <table:table-cell table:style-name="Table6.A2" office:value-type="string">
            <text:p text:style-name="P129">-</text:p>
          </table:table-cell>
          <table:table-cell table:style-name="Table6.A2" office:value-type="string">
            <text:p text:style-name="P128">51.4</text:p>
          </table:table-cell>
          <table:table-cell table:style-name="Table6.A2" office:value-type="string">
            <text:p text:style-name="P128">51.1</text:p>
          </table:table-cell>
          <table:table-cell table:style-name="Table6.F2" office:value-type="string">
            <text:p text:style-name="P128">25.8</text:p>
          </table:table-cell>
        </table:table-row>
        <table:table-row>
          <table:table-cell table:style-name="Table6.A2" office:value-type="string">
            <text:p text:style-name="P124">Yellow</text:p>
          </table:table-cell>
          <table:table-cell table:style-name="Table6.A2" office:value-type="string">
            <text:p text:style-name="P129"/>
          </table:table-cell>
          <table:table-cell table:style-name="Table6.A2" office:value-type="string">
            <text:p text:style-name="P129"/>
          </table:table-cell>
          <table:table-cell table:style-name="Table6.A2" office:value-type="string">
            <text:p text:style-name="P129">-</text:p>
          </table:table-cell>
          <table:table-cell table:style-name="Table6.A2" office:value-type="string">
            <text:p text:style-name="P128">51.1</text:p>
          </table:table-cell>
          <table:table-cell table:style-name="Table6.F2" office:value-type="string">
            <text:p text:style-name="P128">25.8</text:p>
          </table:table-cell>
        </table:table-row>
        <table:table-row>
          <table:table-cell table:style-name="Table6.A2" office:value-type="string">
            <text:p text:style-name="P124">Orange</text:p>
          </table:table-cell>
          <table:table-cell table:style-name="Table6.A2" office:value-type="string">
            <text:p text:style-name="P129"/>
          </table:table-cell>
          <table:table-cell table:style-name="Table6.A2" office:value-type="string">
            <text:p text:style-name="P129"/>
          </table:table-cell>
          <table:table-cell table:style-name="Table6.A2" office:value-type="string">
            <text:p text:style-name="P129"/>
          </table:table-cell>
          <table:table-cell table:style-name="Table6.A2" office:value-type="string">
            <text:p text:style-name="P129">-</text:p>
          </table:table-cell>
          <table:table-cell table:style-name="Table6.F2" office:value-type="string">
            <text:p text:style-name="P128">25.5</text:p>
          </table:table-cell>
        </table:table-row>
        <table:table-row>
          <table:table-cell table:style-name="Table6.A2" office:value-type="string">
            <text:p text:style-name="P124">Red</text:p>
          </table:table-cell>
          <table:table-cell table:style-name="Table6.A2" office:value-type="string">
            <text:p text:style-name="P129"/>
          </table:table-cell>
          <table:table-cell table:style-name="Table6.A2" office:value-type="string">
            <text:p text:style-name="P129"/>
          </table:table-cell>
          <table:table-cell table:style-name="Table6.A2" office:value-type="string">
            <text:p text:style-name="P129"/>
          </table:table-cell>
          <table:table-cell table:style-name="Table6.A2" office:value-type="string">
            <text:p text:style-name="P129"/>
          </table:table-cell>
          <table:table-cell table:style-name="Table6.F2" office:value-type="string">
            <text:p text:style-name="P129">-</text:p>
          </table:table-cell>
        </table:table-row>
      </table:table>
      <text:p text:style-name="P9"/>
      <text:p text:style-name="P10">So those motors from another source seem pretty much the same as the one I bought from AdaFruit, which is good.</text:p>
      <text:p text:style-name="P10"/>
      <text:p text:style-name="P10">Meanwhile, I read a little about MDF and Acrylic paint. <text:s/>It turns out artists who work in acrylic often paint on MDF, and strongly recommend a sealer to prevent the paint from absorbing into the MDF and causing it to swell. <text:s/><text:span text:style-name="T47">I think I'll try Krylon clear acrylic coating aerosol spray paint on the lunar disk.</text:span></text:p>
      <text:p text:style-name="P10"/>
      <text:p text:style-name="P51">I soldered the photo-interrupter parts to the Sparkfun breakout board that I'd drilled two holes in, and tested it: it seems fine.</text:p>
      <text:h text:style-name="P152" text:outline-level="2">November 1, 2015 – checking the stepper play</text:h>
      <text:p text:style-name="P12">I tried leaving 1 pin energized rather than shutting off all stepper pins when the wheel stops. <text:s/>It didn't seem to make much difference. <text:s/><text:span text:style-name="T42">I tried the Stepper library, which leaves 2 pins active. <text:s/>It didn't seem to make much difference.</text:span></text:p>
      <text:p text:style-name="P12"/>
      <text:p text:style-name="P13">So it looks like this motor has a few degrees of play that I have to allow for. <text:s/>Seems odd in that positional accuracy is sort of what you want a stepper motor for.</text:p>
      <text:p text:style-name="P12"/>
      <text:p text:style-name="P14">Meanwhile I took a quick look at a few gearhead motors. <text:s/>The big disadvantage of those is that their stall current can be large (like 500mA to a couple Amps), and they're more expensive (midrange is about $12-$18).</text:p>
      <text:p text:style-name="P11"><text:span text:style-name="T63">Turning to the mechanical design: the stepper motor mounting seems easy; the photo-interrupter is giving me fits because it has the breakout board has no mounting holes. <text:s/></text:span><text:span text:style-name="T64">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P152" text:outline-level="2">October 31, 2015 – Lunar disk arrived from Ponoko</text:h>
      <text:p text:style-name="P16">The <text:span text:style-name="T39">laser cut </text:span>lunar disk I ordered <text:span text:style-name="T39">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P16"><text:line-break/>One small down side: the laser cutting burns the wood (duh), causing a smell that to me seemed like codfish oil – very unpleasantly fishy. <text:s/>After airing out the parts for a few hours that smell was <text:soft-page-break/>negligible.</text:p>
      <text:p text:style-name="P15"/>
      <text:p text:style-name="P15">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15"/>
      <text:p text:style-name="P15">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15"/>
      <text:p text:style-name="P3"><text:span text:style-name="T64">P.S., about doing the parts cutting myself: I've finished reading “</text:span><text:span text:style-name="T71">Build your own CNC Machine</text:span><text:span text:style-name="T64">”, by Patrick Hood-Daniel and James Floyd Kelly: </text:span><text:a xlink:type="simple" xlink:href="http://www.amazon.com/Build-Your-Machine-Technology-Action/dp/1430224894" text:style-name="Internet_20_link" text:visited-style-name="Visited_20_Internet_20_Link"><text:span text:style-name="T64">http://www.amazon.com/Build-Your-Machine-Technology-Action/dp/1430224894</text:span></text:a><text:span text:style-name="T64">.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span></text:p>
      <text:h text:style-name="P152" text:outline-level="2">October 29, 2015 – Removed the Stepper library</text:h>
      <text:p text:style-name="P16">Replaced the use of the Stepper library with my own code, so the motor would have more torque (by half-stepping) and be turned off when not in use – I expect the motor's unenergized torque will be enough to hold the wheel in place.</text:p>
      <text:p text:style-name="P16"/>
      <text:p text:style-name="P52">Experimented a bit with the motor, double-checking steps per revolution and range of RPM. Looks like <text:s/>the stepper motor work is completed!</text:p>
      <text:h text:style-name="P142" text:outline-level="3">October 28, 2015 – Integrating the 12V motor</text:h>
      <text:p text:style-name="P105">I need to find the steps per revolution. <text:s/>The emartee datasheet above gives a stride (step) angle of 5.625 degrees / 64 (it has a 1/64 gear ratio). <text:s text:c="2"/>So the steps per revolution is 360 / (5.625 / 64) = 4096.</text:p>
      <text:p text:style-name="P105">Using stepper(4096, pin...) and <text:span text:style-name="T35">calling step(1) 4096 times produced about... 8 and ¼ revolutions.</text:span></text:p>
      <text:p text:style-name="P106">Meanwhile, the Adafruit page for this stepper (<text:a xlink:type="simple" xlink:href="http://www.adafruit.com/products/918" text:style-name="Internet_20_link" text:visited-style-name="Visited_20_Internet_20_Link">http://www.adafruit.com/products/918</text:a>) says it has 32 steps per revolution <text:span text:style-name="T36">(not degrees per step)</text:span> with a 1/16.025 gear ratio. <text:s/>That gives <text:span text:style-name="T36">32 * 16.025 = 512.8 steps per revolution. <text:s/>Rounding to 513 minimizes the error.</text:span></text:p>
      <text:p text:style-name="P106">Using <text:span text:style-name="T1">stepper(513</text:span>, pin...) produced... something that looks a lot like one revolution.</text:p>
      <text:p text:style-name="P107">So for inexpensive parts like these stepper motors, just because a part has the same part number doesn't mean it has the same specifications.</text:p>
      <text:p text:style-name="P108">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5"><text:soft-page-break/>I won't test RPMs because I'm going to use ms per step instead. But I will say that at 48 rpm and no load the motor ran nice and smoothly, and below about 15 rpm it had an audible rattle.</text:p>
      <text:h text:style-name="P141" text:outline-level="3">October 27, 2015 – The 5V motor</text:h>
      <text:p text:style-name="P17"/>
      <text:p text:style-name="P8">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8">28BYJ-48 5V</text:p>
          </table:table-cell>
          <table:table-cell table:style-name="Table2.A1" office:value-type="string">
            <text:p text:style-name="P124">Blue</text:p>
          </table:table-cell>
          <table:table-cell table:style-name="Table2.A1" office:value-type="string">
            <text:p text:style-name="P124">Pink</text:p>
          </table:table-cell>
          <table:table-cell table:style-name="Table2.A1" office:value-type="string">
            <text:p text:style-name="P124">Yellow</text:p>
          </table:table-cell>
          <table:table-cell table:style-name="Table2.A1" office:value-type="string">
            <text:p text:style-name="P124">Orange</text:p>
          </table:table-cell>
          <table:table-cell table:style-name="Table2.F1" office:value-type="string">
            <text:p text:style-name="P124">Red</text:p>
          </table:table-cell>
        </table:table-row>
        <table:table-row>
          <table:table-cell table:style-name="Table2.A2" office:value-type="string">
            <text:p text:style-name="P124">Blue</text:p>
          </table:table-cell>
          <table:table-cell table:style-name="Table2.A2" office:value-type="string">
            <text:p text:style-name="P129">-</text:p>
          </table:table-cell>
          <table:table-cell table:style-name="Table2.A2" office:value-type="string">
            <text:p text:style-name="P125"><text:span text:style-name="T33">50</text:span> ohm</text:p>
          </table:table-cell>
          <table:table-cell table:style-name="Table2.A2" office:value-type="string">
            <text:p text:style-name="P130">50</text:p>
          </table:table-cell>
          <table:table-cell table:style-name="Table2.A2" office:value-type="string">
            <text:p text:style-name="P130">51</text:p>
          </table:table-cell>
          <table:table-cell table:style-name="Table2.F2" office:value-type="string">
            <text:p text:style-name="P130">25</text:p>
          </table:table-cell>
        </table:table-row>
        <table:table-row>
          <table:table-cell table:style-name="Table2.A2" office:value-type="string">
            <text:p text:style-name="P124">Pink</text:p>
          </table:table-cell>
          <table:table-cell table:style-name="Table2.A2" office:value-type="string">
            <text:p text:style-name="P129"/>
          </table:table-cell>
          <table:table-cell table:style-name="Table2.A2" office:value-type="string">
            <text:p text:style-name="P129">-</text:p>
          </table:table-cell>
          <table:table-cell table:style-name="Table2.A2" office:value-type="string">
            <text:p text:style-name="P130">50</text:p>
          </table:table-cell>
          <table:table-cell table:style-name="Table2.A2" office:value-type="string">
            <text:p text:style-name="P130">51</text:p>
          </table:table-cell>
          <table:table-cell table:style-name="Table2.F2" office:value-type="string">
            <text:p text:style-name="P130">25</text:p>
          </table:table-cell>
        </table:table-row>
        <table:table-row>
          <table:table-cell table:style-name="Table2.A2" office:value-type="string">
            <text:p text:style-name="P124">Yellow</text:p>
          </table:table-cell>
          <table:table-cell table:style-name="Table2.A2" office:value-type="string">
            <text:p text:style-name="P129"/>
          </table:table-cell>
          <table:table-cell table:style-name="Table2.A2" office:value-type="string">
            <text:p text:style-name="P129"/>
          </table:table-cell>
          <table:table-cell table:style-name="Table2.A2" office:value-type="string">
            <text:p text:style-name="P129">-</text:p>
          </table:table-cell>
          <table:table-cell table:style-name="Table2.A2" office:value-type="string">
            <text:p text:style-name="P130">50</text:p>
          </table:table-cell>
          <table:table-cell table:style-name="Table2.F2" office:value-type="string">
            <text:p text:style-name="P130">25</text:p>
          </table:table-cell>
        </table:table-row>
        <table:table-row>
          <table:table-cell table:style-name="Table2.A2" office:value-type="string">
            <text:p text:style-name="P124">Orange</text:p>
          </table:table-cell>
          <table:table-cell table:style-name="Table2.A2" office:value-type="string">
            <text:p text:style-name="P129"/>
          </table:table-cell>
          <table:table-cell table:style-name="Table2.A2" office:value-type="string">
            <text:p text:style-name="P129"/>
          </table:table-cell>
          <table:table-cell table:style-name="Table2.A2" office:value-type="string">
            <text:p text:style-name="P129"/>
          </table:table-cell>
          <table:table-cell table:style-name="Table2.A2" office:value-type="string">
            <text:p text:style-name="P129">-</text:p>
          </table:table-cell>
          <table:table-cell table:style-name="Table2.F2" office:value-type="string">
            <text:p text:style-name="P130">25</text:p>
          </table:table-cell>
        </table:table-row>
        <table:table-row>
          <table:table-cell table:style-name="Table2.A2" office:value-type="string">
            <text:p text:style-name="P124">Red</text:p>
          </table:table-cell>
          <table:table-cell table:style-name="Table2.A2" office:value-type="string">
            <text:p text:style-name="P129"/>
          </table:table-cell>
          <table:table-cell table:style-name="Table2.A2" office:value-type="string">
            <text:p text:style-name="P129"/>
          </table:table-cell>
          <table:table-cell table:style-name="Table2.A2" office:value-type="string">
            <text:p text:style-name="P129"/>
          </table:table-cell>
          <table:table-cell table:style-name="Table2.A2" office:value-type="string">
            <text:p text:style-name="P129"/>
          </table:table-cell>
          <table:table-cell table:style-name="Table2.F2" office:value-type="string">
            <text:p text:style-name="P129">-</text:p>
          </table:table-cell>
        </table:table-row>
      </table:table>
      <text:p text:style-name="P8">Once again, <text:span text:style-name="T1">the Red pin is the common</text:span>.</text:p>
      <text:p text:style-name="P8"/>
      <text:p text:style-name="P8"><text:span text:style-name="T1">Current</text:span>: It's rated at 5V, so 5/25 = 0.200A or 200mA. <text:s/>Since the stepper library runs two pins at once all the time, the current will be 2 * 200mA, or <text:span text:style-name="T1">400mA</text:span>. <text:s/>That's way too much <text:span text:style-name="T34">for an Arduino</text:span>, so this motor is consigned to the parts cabinet <text:span text:style-name="T34">to await another project.</text:span></text:p>
      <text:p text:style-name="P8"/>
      <text:p text:style-name="P18">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18"/>
      <text:p text:style-name="P53">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141" text:outline-level="3">October 26, 2015 – Checking out the Adafruit stepper motors.</text:h>
      <text:p text:style-name="P17">The two Adafruit stepper motors arrived today. <text:s/>One is a 12V motor; the other is a 5V motor.</text:p>
      <text:p text:style-name="P17"/>
      <text:p text:style-name="P19">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31">(oops – that's the 5V datasheet. <text:s/>I can't seem to find a 12V datasheet)</text:span></text:p>
      <text:p text:style-name="P17"/>
      <text:p text:style-name="P17">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17"/>
      <table:table table:name="Table1" table:style-name="Table1">
        <table:table-column table:style-name="Table1.A" table:number-columns-repeated="5"/>
        <table:table-column table:style-name="Table1.F"/>
        <table:table-row>
          <table:table-cell table:style-name="Table1.A1" office:value-type="string">
            <text:p text:style-name="P17">28BYJ-48 12V</text:p>
          </table:table-cell>
          <table:table-cell table:style-name="Table1.A1" office:value-type="string">
            <text:p text:style-name="P124">Blue</text:p>
          </table:table-cell>
          <table:table-cell table:style-name="Table1.A1" office:value-type="string">
            <text:p text:style-name="P124">Pink</text:p>
          </table:table-cell>
          <table:table-cell table:style-name="Table1.A1" office:value-type="string">
            <text:p text:style-name="P124">Yellow</text:p>
          </table:table-cell>
          <table:table-cell table:style-name="Table1.A1" office:value-type="string">
            <text:p text:style-name="P124">Orange</text:p>
          </table:table-cell>
          <table:table-cell table:style-name="Table1.F1" office:value-type="string">
            <text:p text:style-name="P124">Red</text:p>
          </table:table-cell>
        </table:table-row>
        <table:table-row>
          <table:table-cell table:style-name="Table1.A2" office:value-type="string">
            <text:p text:style-name="P124">Blue</text:p>
          </table:table-cell>
          <table:table-cell table:style-name="Table1.A2" office:value-type="string">
            <text:p text:style-name="P129">-</text:p>
          </table:table-cell>
          <table:table-cell table:style-name="Table1.A2" office:value-type="string">
            <text:p text:style-name="P125">161 ohm</text:p>
          </table:table-cell>
          <table:table-cell table:style-name="Table1.A2" office:value-type="string">
            <text:p text:style-name="P125">160</text:p>
          </table:table-cell>
          <table:table-cell table:style-name="Table1.A2" office:value-type="string">
            <text:p text:style-name="P125">162</text:p>
          </table:table-cell>
          <table:table-cell table:style-name="Table1.F2" office:value-type="string">
            <text:p text:style-name="P125">80</text:p>
          </table:table-cell>
        </table:table-row>
        <table:table-row>
          <table:table-cell table:style-name="Table1.A2" office:value-type="string">
            <text:p text:style-name="P124">Pink</text:p>
          </table:table-cell>
          <table:table-cell table:style-name="Table1.A2" office:value-type="string">
            <text:p text:style-name="P129"/>
          </table:table-cell>
          <table:table-cell table:style-name="Table1.A2" office:value-type="string">
            <text:p text:style-name="P129">-</text:p>
          </table:table-cell>
          <table:table-cell table:style-name="Table1.A2" office:value-type="string">
            <text:p text:style-name="P125">160</text:p>
          </table:table-cell>
          <table:table-cell table:style-name="Table1.A2" office:value-type="string">
            <text:p text:style-name="P125">161</text:p>
          </table:table-cell>
          <table:table-cell table:style-name="Table1.F2" office:value-type="string">
            <text:p text:style-name="P125">81</text:p>
          </table:table-cell>
        </table:table-row>
        <table:table-row>
          <table:table-cell table:style-name="Table1.A2" office:value-type="string">
            <text:p text:style-name="P124">Yellow</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text:p>
          </table:table-cell>
          <table:table-cell table:style-name="Table1.A2" office:value-type="string">
            <text:p text:style-name="P125">160</text:p>
          </table:table-cell>
          <table:table-cell table:style-name="Table1.F2" office:value-type="string">
            <text:p text:style-name="P125">80</text:p>
          </table:table-cell>
        </table:table-row>
        <text:soft-page-break/>
        <table:table-row>
          <table:table-cell table:style-name="Table1.A2" office:value-type="string">
            <text:p text:style-name="P124">Orange</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text:p>
          </table:table-cell>
          <table:table-cell table:style-name="Table1.F2" office:value-type="string">
            <text:p text:style-name="P125">81</text:p>
          </table:table-cell>
        </table:table-row>
        <table:table-row>
          <table:table-cell table:style-name="Table1.A2" office:value-type="string">
            <text:p text:style-name="P124">Red</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text:p>
          </table:table-cell>
        </table:table-row>
      </table:table>
      <text:p text:style-name="P17"/>
      <text:p text:style-name="P20">In a Unipolar (one-way voltage) stepper motor, 4 pins will have about the same resistance among any pair, and one pin (the common pin) will have about ½ that resistance between it and each of the other pins. <text:s text:c="2"/>Reassuringly, that's what we see here.</text:p>
      <text:p text:style-name="P20">So <text:span text:style-name="T1">the Red pin is the common pin</text:span>, just like the datasheet says.</text:p>
      <text:p text:style-name="P20"/>
      <text:p text:style-name="P20">Now let's calculate <text:span text:style-name="T5">current</text:span>: <text:s/>V <text:s/>= I*R, so V/R = I.</text:p>
      <text:p text:style-name="P20">It's rated at <text:span text:style-name="T5">12V</text:span> so 12/80 = 0.15A, or <text:span text:style-name="T5">150mA</text:span>. <text:span text:style-name="T33">Normally 2 pins are energized at a time, so the current is double that, or </text:span><text:span text:style-name="T6">300mA</text:span><text:span text:style-name="T33">.</text:span></text:p>
      <text:p text:style-name="P20">Our Arduino power supply outputs nominally <text:span text:style-name="T5">9V</text:span>, so 9/80 = .112A, or <text:span text:style-name="T5">112mA. </text:span><text:span text:style-name="T6">Double that = 224mA</text:span></text:p>
      <text:p text:style-name="P20">The Arduino has a regulated <text:span text:style-name="T5">5V</text:span> supply, so 5/80 = .062A or <text:span text:style-name="T5">62mA. </text:span><text:span text:style-name="T6">Double that = 124mA.</text:span></text:p>
      <text:p text:style-name="P21">Note: online discussions suggest the max 5V <text:span text:style-name="T76">Arduino </text:span>current will be under 500mA, so we probably want to power from the 9V Vin instead of the regulated 5V.</text:p>
      <text:p text:style-name="P21"/>
      <text:p text:style-name="P3">Summarizing the <text:s/><text:span text:style-name="T40">28BYJ-48 12V</text:span></text:p>
      <table:table table:name="Table3" table:style-name="Table3">
        <table:table-column table:style-name="Table3.A"/>
        <table:table-column table:style-name="Table3.B"/>
        <table:table-row>
          <table:table-cell table:style-name="Table3.A1" office:value-type="string">
            <text:p text:style-name="P131">Voltage</text:p>
          </table:table-cell>
          <table:table-cell table:style-name="Table3.B1" office:value-type="string">
            <text:p text:style-name="P131">Current</text:p>
          </table:table-cell>
        </table:table-row>
        <table:table-row>
          <table:table-cell table:style-name="Table3.A2" office:value-type="string">
            <text:p text:style-name="P131">12V</text:p>
          </table:table-cell>
          <table:table-cell table:style-name="Table3.B2" office:value-type="string">
            <text:p text:style-name="P131">300mA</text:p>
          </table:table-cell>
        </table:table-row>
        <table:table-row>
          <table:table-cell table:style-name="Table3.A2" office:value-type="string">
            <text:p text:style-name="P131">9V</text:p>
          </table:table-cell>
          <table:table-cell table:style-name="Table3.B2" office:value-type="string">
            <text:p text:style-name="P131">224mA</text:p>
          </table:table-cell>
        </table:table-row>
        <table:table-row>
          <table:table-cell table:style-name="Table3.A2" office:value-type="string">
            <text:p text:style-name="P131">5V</text:p>
          </table:table-cell>
          <table:table-cell table:style-name="Table3.B2" office:value-type="string">
            <text:p text:style-name="P131">124mA</text:p>
          </table:table-cell>
        </table:table-row>
      </table:table>
      <text:p text:style-name="P3"/>
      <text:p text:style-name="P21"/>
      <text:p text:style-name="P21">Order of pin activation: The datasheet doesn't actually say, <text:span text:style-name="T33">but</text:span> we can quickly <text:span text:style-name="T33">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2">Also a good step sequence should be quieter than the bad ones.</text:span></text:p>
      <text:p text:style-name="P21"/>
      <text:p text:style-name="P22">Oops! <text:s/>Before testing rotation, I need to put in the steps per revolution and the speed in RPMs – running the motor too fast will make it not rotate properly. <text:s/><text:span text:style-name="T32">Set it to the Adafruit recommendation of 513 steps per revolution and 5 RPMs.</text:span></text:p>
      <text:p text:style-name="P22"/>
      <text:p text:style-name="P23">The results:</text:p>
      <text:p text:style-name="P24">Stepper stepper(STEPS_PER_REVOLUTION,</text:p>
      <text:p text:style-name="P24"><text:s text:c="4"/>//PIN_STEP_BLUE, PIN_STEP_YELLOW, PIN_STEP_PINK, PIN_STEP_ORANGE); <text:s text:c="3"/>// weak clockwise, noisy</text:p>
      <text:p text:style-name="P24"><text:s text:c="4"/>//PIN_STEP_BLUE, PIN_STEP_YELLOW, PIN_STEP_ORANGE, PIN_STEP_PINK); <text:s text:c="3"/>// weak clockwise, noisy</text:p>
      <text:p text:style-name="P24"><text:s text:c="4"/>PIN_STEP_BLUE, PIN_STEP_PINK, PIN_STEP_YELLOW, PIN_STEP_ORANGE); <text:s/>// strong clockwise, quiet</text:p>
      <text:p text:style-name="P24"><text:s text:c="4"/>//PIN_STEP_BLUE, PIN_STEP_PINK, PIN_STEP_ORANGE, PIN_STEP_YELLOW); <text:s/>// strong counterclockwise</text:p>
      <text:p text:style-name="P24"><text:s text:c="4"/>//PIN_STEP_BLUE, PIN_STEP_ORANGE, PIN_STEP_YELLOW, PIN_STEP_PINK); <text:s/>// weak CCW, noisy</text:p>
      <text:p text:style-name="P24"><text:s text:c="4"/>//PIN_STEP_BLUE, PIN_STEP_ORANGE, PIN_STEP_PINK, PIN_STEP_YELLOW); <text:s/>// weak CCW, noisy</text:p>
      <text:p text:style-name="P23">So blue, pink, yellow, orange is the winner. <text:s/>Remember that the Stepper library <text:span text:style-name="T37">energizes pins</text:span> in a different order than the order of pins in the Stepper() constructor here.</text:p>
      <text:p text:style-name="P23"><text:soft-page-break/></text:p>
      <text:p text:style-name="P3"><text:span text:style-name="T65">I noticed the motor getting a lot warmer than the old, obsolete one did. For comparison, my obsolete motor has a common-to-pin resistance of 193 ohms. At 9V the current is 9/193 = 46mA; double that = </text:span><text:span text:style-name="T72">92mA</text:span><text:span text:style-name="T66">. <text:s/>In contrast, this motor at 9V consumes 224mA = about 2.5 times more current than my old motor.</text:span></text:p>
      <text:h text:style-name="P152" text:outline-level="2">October 24, 2015 – <text:span text:style-name="T41">Sent</text:span> Wheel to Ponoko; <text:span text:style-name="T41">photo-interrupter</text:span></text:h>
      <text:p text:style-name="P16">Created another lunar wheel, with just 8 disks – not a lot of lunar images, but a good size. <text:s/>Maybe I'll explore doing one of 10 images sometime.</text:p>
      <text:p text:style-name="P16"/>
      <text:p text:style-name="P16">I added the crescent moon edges, to guide painting. <text:s/>Decided to show crescents and gibbous moons that are <text:span text:style-name="T29">½ way between the quarters, half, and new moons. <text:s/>Calculated the visible fraction at that point: r * cos(45 degrees). <text:s/>Added an outline of our dog, to use as a model for the dog I want in the image.</text:span></text:p>
      <text:p text:style-name="P16"/>
      <text:p text:style-name="P25">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30">'</text:span></text:p>
      <text:p text:style-name="P25"/>
      <text:p text:style-name="P26">Printing in paper, I found I'd reversed a couple of the lunar images – that would have <text:span text:style-name="T38">wasted one purchase of an MDF cut from Ponoko.</text:span></text:p>
      <text:p text:style-name="P25"/>
      <text:p text:style-name="P54">The Sparkfun opto-interrupter and breakout board has arrived, 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p>
      <text:h text:style-name="P152" text:outline-level="2">October 23, 2015 – first Ponoko quote</text:h>
      <text:p text:style-name="P109">I'm so excited! <text:s/>I learned how to draw horizontal, vertical, etc., lines in Inkscape. I was using the wrong tool; the one I need is the pen (“draw Bezier curves and straight lines”) with the control key held down to constrain the line to angles <text:span text:style-name="T28">that are multiples </text:span>of 15 degrees.</text:p>
      <text:p text:style-name="P109">With that new-found knowledge and a bit of time, I created an Inkscape file that had 12 lunar disks and a slot for the photo-interrupter. <text:s/>I successfully uploaded it to Ponoko and got a quote for that design on 1/8”, 15” square MDF: $14 – not a bad start.</text:p>
      <text:p text:style-name="P66">On printing out the design and looking at it a bit, I've decided that 12 lunar disks on one wheel results in disks that are too small. </text:p>
      <text:h text:style-name="P153" text:outline-level="2">October 20, 2015 – Exploring laser cutting</text:h>
      <text:p text:style-name="P27">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27"/>
      <text:p text:style-name="P27">Downloaded Inkscape (<text:a xlink:type="simple" xlink:href="https://inkscape.org/" text:style-name="Internet_20_link" text:visited-style-name="Visited_20_Internet_20_Link">https://inkscape.org/</text:a>) as the Open Source tool I plan to use to create the Laser Cutting diagrams.</text:p>
      <text:p text:style-name="P27"/>
      <text:p text:style-name="P28"><text:soft-page-break/>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6">4 </text:span>holes at 0.272” (0.5445” / 2) from center in x and y, and 0.1495” diameter. <text:s/><text:span text:style-name="T27">The center of a 15.1” square sheet is 7.550”, 7.550”. Inkscape works in 1,000ths of an inch, so I think the 4 holes should be:</text:span></text:p>
      <text:p text:style-name="P29">0.149” in diameter, centered at</text:p>
      <text:p text:style-name="P29">7.278, 7.278</text:p>
      <text:p text:style-name="P29">7.278, 7.822</text:p>
      <text:p text:style-name="P29">7.822, 7.822</text:p>
      <text:p text:style-name="P29">7.822, 7.278</text:p>
      <text:p text:style-name="P29"/>
      <text:p text:style-name="P28"/>
      <text:p text:style-name="P55">After a bit of stumbling around in Inkscape (I've never used it before) I created 4 holes which I think are at the right locations and size, and the proper color to indicate cuts (vs. engraving). <text:s/>I next tried to add a cross (two intersecting lines) at the center, and was completely stumped. <text:s/>Drawing a horizontal line in Inkscape seems tricky.</text:p>
      <text:h text:style-name="P153" text:outline-level="2">October 18, 2015 – stepper experiments; <text:span text:style-name="T20">ordered new parts</text:span></text:h>
      <text:p text:style-name="P30">Created the bill of materials. About $140 so far.</text:p>
      <text:p text:style-name="P30"/>
      <text:p text:style-name="P31">In writing the Bill of Materials, I found the stepper motor I'm currently using, an old Jameco 30BYJ02AH unipolar stepper motor, is no longer carried by Jameco (or anyone else I can find).</text:p>
      <text:p text:style-name="P31"/>
      <text:p text:style-name="P30">In looking for a replacement for the no-longer-carried stepper motor, remembered that there's a Stepper arduino library. <text:s/>Put in code to use that <text:span text:style-name="T25">instead of the hand-written code I had been using</text:span>. <text:s/><text:span text:style-name="T19">Also found 2 AdaFruit stepper motors that look promising.</text:span></text:p>
      <text:p text:style-name="P30"/>
      <text:p text:style-name="P32">Experimented a lot with the Arduino Stepper library. <text:s/>It does full steps instead of the half-steps specified by my current (obsolete) stepper. <text:s/>After much experimentation and calculation from the <text:span text:style-name="T25">stepper motor </text:span>datasheet, came up with the right settings to run the motor from the Stepper library.</text:p>
      <text:p text:style-name="P32"/>
      <text:p text:style-name="P32">Note: with full steps the motor is fairly weak. <text:s/>I'm concerned that with a large disk of wood attached to it, it may slip. <text:s/>That's something to test with the new stepper motor(s).</text:p>
      <text:p text:style-name="P32"/>
      <text:p text:style-name="P32">Started looking at the datasheet for the opto-interrupter I have. <text:s/>It's too narrow for my use (5mm), but is likely similar to what I'll need.</text:p>
      <text:p text:style-name="P32"/>
      <text:p text:style-name="P33">Ordered 2 types of stepper motors from AdaFruit; ordered a 10mm opto-interrupter from Sparkfun, along with the Sparkfun breakout board for it.</text:p>
      <text:p text:style-name="P32"/>
      <text:p text:style-name="P56">Built the start of the state machine that will run the real Lunar Clock – whee!</text:p>
      <text:h text:style-name="P153" text:outline-level="2">October 16, 2015 – <text:span text:style-name="T41">Found a couple non-soldered pins</text:span></text:h>
      <text:p text:style-name="P34">Decided to check the Transmogrishield + CC3000 Shield combination for wiring continuity.</text:p>
      <text:p text:style-name="P34">Mega MOSI → Shield 11 ok</text:p>
      <text:p text:style-name="P34">Mega MISO → Shield 12 NOT CONNECTED</text:p>
      <text:p text:style-name="P34">Mega SCLK → Shield 13 ok</text:p>
      <text:p text:style-name="P34"><text:soft-page-break/>of the other pins... D10 → D10 NOT CONNECTED</text:p>
      <text:p text:style-name="P35">Checking the Transmogrishield alone, both flaws appear on that board.</text:p>
      <text:p text:style-name="P35">Checking the CC3000 Shield alone, neither flaw appears on the shield.</text:p>
      <text:p text:style-name="P35"/>
      <text:p text:style-name="P35">So the Transmogrishield has two <text:span text:style-name="T25">Not Connected</text:span> <text:span text:style-name="T25">pins that should be connected</text:span>.</text:p>
      <text:p text:style-name="P35">Looking closely, it looks like the top connector joints for D10 and MISO (12) are not connected.</text:p>
      <text:p text:style-name="P36">Resoldered those two connections. <text:s/><text:span text:style-name="T25">Now </text:span>the Mega+Transmogri+CC3000 passed the CC3000 board test, connection test, and WebClient Sketches – it works!</text:p>
      <text:p text:style-name="P36"/>
      <text:p text:style-name="P4"><text:span text:style-name="T67">Rewrote LunarClock to use the CC3000 rather than the ESP8266 </text:span><text:span text:style-name="T70">wifi shield</text:span><text:span text:style-name="T67"> – works great.</text:span></text:p>
      <text:h text:style-name="P153" text:outline-level="2">October 15, 2015 – Back to CC3000</text:h>
      <text:p text:style-name="P37">Tried many times to get the ESP8266 <text:span text:style-name="T90">wifi shield</text:span> to connect to <text:span text:style-name="T41">my wifi hotspot</text:span>, with no success at all. Played with insulating the USB A connector, replaced the serial comm wires, reseated the board, all to no effect.</text:p>
      <text:p text:style-name="P37"/>
      <text:p text:style-name="P37"><text:span text:style-name="T25">D</text:span>ecided to try to get the CC3000 to work again. <text:s/>When it failed last, I was using a seriously out of date Arduino IDE – <text:span text:style-name="T25">maybe things will be better now.</text:span></text:p>
      <text:p text:style-name="P38"/>
      <text:p text:style-name="P38">Replaced the ESP8266 on the Mega with a <text:span text:style-name="T25">Sparkfun </text:span>Transmogriboard and CC3000. <text:s/>From my notes, this should work out of the box with no software or hardware changes. <text:s/>Yet board test hangs in the board init.</text:p>
      <text:p text:style-name="P38"/>
      <text:p text:style-name="P38">Decided to wipe the CC3000 library and download it afresh. <text:s/><text:span text:style-name="T18">No luck: the board test still hangs, with or without the Transmogrishield.</text:span></text:p>
      <text:p text:style-name="P38"/>
      <text:p text:style-name="P4"><text:span text:style-name="T67">Tried the CC3000 board test Sketch with the board on an Uno. <text:s/>Works great. <text:s/></text:span><text:span text:style-name="T68">Odd.</text:span></text:p>
      <text:h text:style-name="P153" text:outline-level="2">October 14, 2015 – Modded LunarClock to use EEPROM</text:h>
      <text:p text:style-name="P110">Changed LunarClock code to get WiFi SSID and Password from EEPROM. <text:s/><text:span text:style-name="T25">Committed</text:span> that change.</text:p>
      <text:p text:style-name="P67">Noticed that the WiFi is VERY unreliable for me. Successfully reads about once every 5 times. <text:s/>The rest of the time it either doesn't init the board properly or doesn't successfully query the site. <text:s/>Finally it totally locked up. <text:s/>Mighty frustrating. <text:s/>I wonder whether it's an electrical problem.</text:p>
      <text:h text:style-name="P143" text:outline-level="3">October 13, 2015 – Added an example</text:h>
      <text:p text:style-name="P57">Added a simple example to show how to read EEPROM strings written by write_eeprom_strings.</text:p>
      <text:h text:style-name="P143" text:outline-level="3">October 12, 2015 – Committed write_eeprom_strings</text:h>
      <text:p text:style-name="P58">Finished cleaning up write_eeprom_strings. Created a github repo for it.</text:p>
      <text:h text:style-name="P143" text:outline-level="3">October 11, 2015 – Wrote write_eeprom_strings</text:h>
      <text:p text:style-name="P59">Thinking about how easy it would be to accidentally commit my WiFi credentials into the source, I wote an Arduino Sketch, write_eeprom_strings, that writes the user-entered WiFi SSID and Password into EEPROM. <text:s/>That way, the Sketch can read the WiFi credentials from EEPROM rather than hard-coding them in the Sketch source code.</text:p>
      <text:h text:style-name="P144" text:outline-level="3"><text:soft-page-break/>August 27, 2015 – Committing the code on GitHub</text:h>
      <text:p text:style-name="P5"><text:span text:style-name="T69">I moved the library code into a library, then created a GitHub repo for the Sketch (</text:span><text:a xlink:type="simple" xlink:href="https://github.com/bneedhamia/LunarClock" text:style-name="Internet_20_link" text:visited-style-name="Visited_20_Internet_20_Link"><text:span text:style-name="T69">https://github.com/bneedhamia/LunarClock</text:span></text:a><text:span text:style-name="T69">) and another for the library (pointed to by the Sketch code), and committed the code.</text:span></text:p>
      <text:h text:style-name="P144" text:outline-level="3">August 25, 2015 – <text:span text:style-name="T16">successfully </text:span>reading the age of the moon</text:h>
      <text:p text:style-name="P6">Found the simple bug that was causing a reset: an infinite loop that copied data.</text:p>
      <text:p text:style-name="P6"/>
      <text:p text:style-name="P6">Added code to read and parse the age of the moon (days since the new moon) and illuminated percentage of the face of the moon. <text:s/>Example output:</text:p>
      <text:p text:style-name="P39">Reset. </text:p>
      <text:p text:style-name="P39">Starting... </text:p>
      <text:p text:style-name="P39">Connecting to needhamia4 ... </text:p>
      <text:p text:style-name="P39">Connected as 192.168.0.36 </text:p>
      <text:p text:style-name="P39">Querying astro.ukho.gov.uk ... </text:p>
      <text:p text:style-name="P39">Found Date: </text:p>
      <text:p text:style-name="P39">days since Sunday: 3 </text:p>
      <text:p text:style-name="P39">day of month: 26 </text:p>
      <text:p text:style-name="P39">Month: 8 </text:p>
      <text:p text:style-name="P39">Year: 2015 </text:p>
      <text:p text:style-name="P39">Hour: 4 </text:p>
      <text:p text:style-name="P39">Minute: 2 </text:p>
      <text:p text:style-name="P39">Second: 20 </text:p>
      <text:p text:style-name="P39">Days since new moon: 11.30 </text:p>
      <text:p text:style-name="P39">Percent illuminated: 81 </text:p>
      <text:p text:style-name="P39">Query completed. </text:p>
      <text:h text:style-name="P144" text:outline-level="3">August 23, 2015 – writing a library to read from ESP8266</text:h>
      <text:p text:style-name="P42">Recasting the code into a library to be used in the Lunar Clock. Modifying Lunar Clock to use it instead of the CC3000 WiFi shield.</text:p>
      <text:p text:style-name="P42"/>
      <text:p text:style-name="P43">Everything going well until I added the parsing of the date header:</text:p>
      <text:p text:style-name="P40">Reset. </text:p>
      <text:p text:style-name="P40">start </text:p>
      <text:p text:style-name="P40">Connected as 192.168.0.36 </text:p>
      <text:p text:style-name="P40">Searching for: Date: </text:p>
      <text:p text:style-name="P40">Reset. </text:p>
      <text:p text:style-name="P40">start </text:p>
      <text:p text:style-name="P40">Connected as 128.0.0.0 </text:p>
      <text:p text:style-name="P40">Searching for: Date: </text:p>
      <text:p text:style-name="P60">It starts searching for the date, then resets.</text:p>
      <text:h text:style-name="P144" text:outline-level="3">August 20, 2015 – Hacked the recognition of closed HTTP session</text:h>
      <text:p text:style-name="P44">Strangely, the 0,CLOSED doesn't seem to be preceded by a \n or a \n with any surrounding of \r, yet the output of the 0,CLOSED always begins at the left column. I wonder whether there's a non-printable character in there.</text:p>
      <text:p text:style-name="P44"><text:soft-page-break/></text:p>
      <text:p text:style-name="P61">As a hack, I changed the code to recognized the string “0,CLOSED” anywhere in the text. <text:s/>It seems to work fine that way.</text:p>
      <text:h text:style-name="P144" text:outline-level="3">August 18, 2015 – <text:span text:style-name="T15">working on reading the moon phase page</text:span></text:h>
      <text:p text:style-name="P45">I finished <text:span text:style-name="T14">adding code to skip the \n+IPD,...: messages from the ESP8266, and the \n0,CLOSED message at the end of the data. <text:s/>That code seemed to work fine on data received from example.com</text:span></text:p>
      <text:p text:style-name="P45"/>
      <text:p text:style-name="P46">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46"/>
      <text:p text:style-name="P46">Unfortunately, the data the ESP8266 returns from that site includes more intrusive characters: frequent insertion of a line consisting of nothing more than a hexidecimal number.</text:p>
      <text:p text:style-name="P46"/>
      <text:p text:style-name="P46">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46"/>
      <text:p text:style-name="P46">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46"/>
      <text:p text:style-name="P46">Found that if I specify HTTP 1.0 rather than 1.1 in the header, the site returns data without chunked encoding – <text:span text:style-name="T24">no intrusive characters.</text:span></text:p>
      <text:p text:style-name="P46"/>
      <text:p text:style-name="P62">Noticed that I still see the 0,CLOSED command at the end, which suggests that the detection of that command is failing. <text:s/>Started debugging that problem. <text:s/>It doesn't seem to find the \n0 sequence. <text:s/>Skipping \r didn't help. <text:s/>So I wonder if there's an unprintable character before the 0.</text:p>
      <text:h text:style-name="P144" text:outline-level="3">August 16, 2015 – Got ESP8266 <text:span text:style-name="T87">board </text:span>working on Arduino Mega</text:h>
      <text:p text:style-name="P6">I modified the Sparkfun ESP8266 library to support the Mega Serial1, Serial2, and Serial3.</text:p>
      <text:p text:style-name="P6">I modified the Shield Demo to specify Serial3.</text:p>
      <text:p text:style-name="P6">I connected shield pin 8 to Mega pin 15 and shield pin 9 to Mega pin 14.</text:p>
      <text:p text:style-name="P6">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P6"/>
      <text:p text:style-name="P6">At that point, the demo successfully connected to my WiFi hotspot, but it wouldn't read from <text:a xlink:type="simple" xlink:href="http://www.example.com/" text:style-name="Internet_20_link" text:visited-style-name="Visited_20_Internet_20_Link">www.example.com</text:a>.</text:p>
      <text:p text:style-name="P6"/>
      <text:p text:style-name="P6">Looking at the demo code, I saw it expects the server to immediately respond, and to keep feeding <text:span text:style-name="T24">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P6"/>
      <text:p text:style-name="P6">Now the demo program receives all the text from the server, but also (undesireably) echos the communication with the board during reception. <text:s/>See the following example output – note the +IP...: text that intrudes on the output twice, and the final 0,CLOSED.</text:p>
      <text:p text:style-name="P39"/>
      <text:p text:style-name="P39"><text:soft-page-break/>+IPD,0,1460:HTTP/1.1 200 OK </text:p>
      <text:p text:style-name="P39">Accept-Ranges: bytes </text:p>
      <text:p text:style-name="P39">…</text:p>
      <text:p text:style-name="P39"><text:s text:c="4"/>&lt;p&gt;This domain is established to be used for illustrative examples in documents. You may use this</text:p>
      <text:p text:style-name="P39"><text:s text:c="4"/>domain in examples without pri </text:p>
      <text:p text:style-name="P39">+IPD,0,150:or coordination or asking for permission.&lt;/p&gt;</text:p>
      <text:p text:style-name="P39"><text:s text:c="4"/>&lt;p&gt;&lt;a href="http://www.iana.org/domains/example"&gt;More information...&lt;/a&gt;&lt;/p&gt;</text:p>
      <text:p text:style-name="P39">&lt;/div&gt;</text:p>
      <text:p text:style-name="P39">&lt;/body&gt;</text:p>
      <text:p text:style-name="P39">&lt;/html&gt;</text:p>
      <text:p text:style-name="P39">0,CLOSED </text:p>
      <text:p text:style-name="P6"/>
      <text:p text:style-name="P1">Examining the code and the <text:span text:style-name="T13">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1"/>
      <text:p text:style-name="P41">HTTP/1.1 200 OK </text:p>
      <text:p text:style-name="P41">Accept-Ranges: bytes </text:p>
      <text:p text:style-name="P41">Cache-Control: max-age=604800 </text:p>
      <text:p text:style-name="P41">Content-Type: text/html </text:p>
      <text:p text:style-name="P41">Date: Mon, 17 Aug 2015 00:04:11 GMT </text:p>
      <text:p text:style-name="P41">Etag: "359670651" </text:p>
      <text:p text:style-name="P41">Expires: Mon, 24 Aug 2015 00:04:11 GMT </text:p>
      <text:p text:style-name="P41">Last-Modified: Fri, 09 Aug 2013 23:54:35 GMT </text:p>
      <text:p text:style-name="P41">Server: ECS (rhv/818F) </text:p>
      <text:p text:style-name="P41">X-Cache: HIT </text:p>
      <text:p text:style-name="P41">x-ec-custom-error: 1 </text:p>
      <text:p text:style-name="P41">Content-Length: 1270 </text:p>
      <text:p text:style-name="P41">Connection: close </text:p>
      <text:p text:style-name="P41"/>
      <text:p text:style-name="P41">&lt;!doctype html&gt;</text:p>
      <text:p text:style-name="P41">&lt;html&gt;</text:p>
      <text:p text:style-name="P41">&lt;head&gt;</text:p>
      <text:p text:style-name="P41"><text:s text:c="4"/>&lt;title&gt;Example Domain&lt;/title&gt;</text:p>
      <text:p text:style-name="P41"/>
      <text:p text:style-name="P41"><text:s text:c="4"/>&lt;meta charset="utf-8" /&gt;</text:p>
      <text:p text:style-name="P41"><text:s text:c="4"/>&lt;meta http-equiv="Content-type" content="text/html; charset=utf-8" /&gt;</text:p>
      <text:p text:style-name="P41"><text:s text:c="4"/>&lt;meta name="viewport" content="width=device-width, initial-scale=1" /&gt;</text:p>
      <text:p text:style-name="P41"><text:s text:c="4"/>&lt;style type="text/css"&gt;</text:p>
      <text:p text:style-name="P41"><text:s text:c="4"/>body {</text:p>
      <text:p text:style-name="P41"><text:s text:c="8"/>background-color: #f0f0f2;</text:p>
      <text:p text:style-name="P41"><text:s text:c="8"/>margin: 0;</text:p>
      <text:p text:style-name="P41"><text:s text:c="8"/>padding: 0;</text:p>
      <text:p text:style-name="P41"><text:soft-page-break/><text:s text:c="8"/>font-family: "Open Sans", "Helvetica Neue", Helvetica, Arial, sans-serif;</text:p>
      <text:p text:style-name="P41"><text:s text:c="8"/></text:p>
      <text:p text:style-name="P41"><text:s text:c="4"/>}</text:p>
      <text:p text:style-name="P41"><text:s text:c="4"/>div {</text:p>
      <text:p text:style-name="P41"><text:s text:c="8"/>width: 600px;</text:p>
      <text:p text:style-name="P41"><text:s text:c="8"/>margin: 5em auto;</text:p>
      <text:p text:style-name="P41"><text:s text:c="8"/>padding: 50px;</text:p>
      <text:p text:style-name="P41"><text:s text:c="8"/>background-color: #fff;</text:p>
      <text:p text:style-name="P41"><text:s text:c="8"/>border-radius: 1em;</text:p>
      <text:p text:style-name="P41"><text:s text:c="4"/>}</text:p>
      <text:p text:style-name="P41"><text:s text:c="4"/>a:link, a:visited {</text:p>
      <text:p text:style-name="P41"><text:s text:c="8"/>color: #38488f;</text:p>
      <text:p text:style-name="P41"><text:s text:c="8"/>text-decoration: none;</text:p>
      <text:p text:style-name="P41"><text:s text:c="4"/>}</text:p>
      <text:p text:style-name="P41"><text:s text:c="4"/>@media (max-width: 700px) {</text:p>
      <text:p text:style-name="P41"><text:s text:c="8"/>body {</text:p>
      <text:p text:style-name="P41"><text:s text:c="12"/>background-color: #fff;</text:p>
      <text:p text:style-name="P41"><text:s text:c="8"/>}</text:p>
      <text:p text:style-name="P41"><text:s text:c="8"/>div {</text:p>
      <text:p text:style-name="P41"><text:s text:c="12"/>width: auto;</text:p>
      <text:p text:style-name="P41"><text:s text:c="12"/>margin: 0 auto;</text:p>
      <text:p text:style-name="P41"><text:s text:c="12"/>border-radius: 0;</text:p>
      <text:p text:style-name="P41"><text:s text:c="12"/>padding: 1em;</text:p>
      <text:p text:style-name="P41"><text:s text:c="8"/>}</text:p>
      <text:p text:style-name="P41"><text:s text:c="4"/>}</text:p>
      <text:p text:style-name="P41"><text:s text:c="4"/>&lt;/style&gt; <text:s text:c="3"/></text:p>
      <text:p text:style-name="P41">&lt;/head&gt;</text:p>
      <text:p text:style-name="P41"/>
      <text:p text:style-name="P41">&lt;body&gt;</text:p>
      <text:p text:style-name="P41">&lt;div&gt;</text:p>
      <text:p text:style-name="P41"><text:s text:c="4"/>&lt;h1&gt;Example Domain&lt;/h1&gt;</text:p>
      <text:p text:style-name="P41"><text:s text:c="4"/>&lt;p&gt;This domain is established to be used for illustrative examples in documents. You may use this</text:p>
      <text:p text:style-name="P41"><text:s text:c="4"/>domain in examples without pri or coordination or asking for permission.&lt;/p&gt;</text:p>
      <text:p text:style-name="P41"><text:s text:c="4"/>&lt;p&gt;&lt;a href="http://www.iana.org/domains/example"&gt;More information...&lt;/a&gt;&lt;/p&gt;</text:p>
      <text:p text:style-name="P41">&lt;/div&gt;</text:p>
      <text:p text:style-name="P41">&lt;/body&gt;</text:p>
      <text:p text:style-name="P41">&lt;/html&gt;</text:p>
      <text:p text:style-name="P41">0,CLOSED TIMEOUT </text:p>
      <text:p text:style-name="P1"/>
      <text:p text:style-name="P6">(The TIMEOUT at the end is just a placeholder debug printout).</text:p>
      <text:p text:style-name="P6"/>
      <text:p text:style-name="P6">Next steps: modify the state machine so it also recognizes “\n0,CLOSED” and takes appropriate action.</text:p>
      <text:p text:style-name="P6">Note: client.isConnected() can send a string to the board, so <text:span text:style-name="T24">I don't want to use that call because it might perturb the state of the board.</text:span></text:p>
      <text:p text:style-name="P6"/>
      <text:p text:style-name="P6">The URL of the British site is: HM Nautical Almanac Office: Miscellanea, <text:bookmark text:name="top"/>Daily Rise/set and Twilight <text:soft-page-break/>times for the British Isles</text:p>
      <text:p text:style-name="P6"><text:a xlink:type="simple" xlink:href="http://astro.ukho.gov.uk/nao/miscellanea/birs2.html" text:style-name="Internet_20_link" text:visited-style-name="Visited_20_Internet_20_Link">http://astro.ukho.gov.uk/nao/miscellanea/birs2.html</text:a></text:p>
      <text:p text:style-name="P6"/>
      <text:p text:style-name="P6">Important text fragment from that page:</text:p>
      <text:p text:style-name="P62">&lt;br&gt;The age of the Moon is 3.3 days old and the illuminated fraction is 10 per cent.</text:p>
      <text:h text:style-name="P144" text:outline-level="3">August 9, 2015 – got Sparkfun ESP8266 wifi shield working on Uno</text:h>
      <text:p text:style-name="P6">Uninstalled Arduino; installed from arduino.cc, 64-bit 1.6.5. <text:s/>To install from Arduino.cc <text:span text:style-name="T41">on Ubuntu</text:span>:</text:p>
      <text:list xml:id="list2334022470" text:style-name="L3">
        <text:list-item>
          <text:p text:style-name="P137">Install prerequisites (which installing some other Arduino version will do)</text:p>
        </text:list-item>
        <text:list-item>
          <text:p text:style-name="P137">Download</text:p>
        </text:list-item>
        <text:list-item>
          <text:p text:style-name="P137">Unpack</text:p>
        </text:list-item>
        <text:list-item>
          <text:p text:style-name="P137">Move the unpacked folder to home (~)</text:p>
        </text:list-item>
        <text:list-item>
          <text:p text:style-name="P137">from a terminal, cd to the unpacked arduino folder, sh -x install.sh</text:p>
        </text:list-item>
        <text:list-item>
          <text:p text:style-name="P137">copy your old sketchbook contents (including libraries) to the newly-created ~/Arduino folder.</text:p>
        </text:list-item>
        <text:list-item>
          <text:p text:style-name="P137">On the desktop, right-click on the desktop Arduino file and select Properties</text:p>
        </text:list-item>
        <text:list-item>
          <text:p text:style-name="P137">Click the Permissions tab</text:p>
        </text:list-item>
        <text:list-item>
          <text:p text:style-name="P137">Check the box marked Allow executing file as program</text:p>
        </text:list-item>
        <text:list-item>
          <text:p text:style-name="P137">click OK</text:p>
        </text:list-item>
        <text:list-item>
          <text:p text:style-name="P137">The desktop file should now show the Arduino IDE icon</text:p>
        </text:list-item>
        <text:list-item>
          <text:p text:style-name="P137">Drag that desktop icon to the execution bar, so you can start Arduino by clicking on that icon in the execution bar..</text:p>
        </text:list-item>
      </text:list>
      <text:p text:style-name="P6"/>
      <text:p text:style-name="P6">Installing the latest Arduino IDE (1.6.5) took care of all of the compilation and library-recognition issues I'd had with the old Arduino IDE.</text:p>
      <text:p text:style-name="P6"/>
      <text:p text:style-name="P6">Did a git clone of the Sparkfun ESP8266 library source into the arduino/libraries folder.</text:p>
      <text:p text:style-name="P6">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P6">To run the demo, I had to set the serial monitor to a newline line ending. <text:s/>When the demo asks for input, click Send.</text:p>
      <text:p text:style-name="P6"/>
      <text:p text:style-name="P6">Tried the shield on an Arduino Mega: no luck.</text:p>
      <text:p text:style-name="P6"/>
      <text:p text:style-name="P6">Looked at the schematic. <text:s/>The interface to the Arduino is extremely simple: serial I/O on pins 8 &amp; 9.</text:p>
      <text:p text:style-name="P6"/>
      <text:p text:style-name="P6"><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P111"><text:span text:style-name="T8">“In Arduino version 1 and above, SoftSerial was replaced with </text:span><text:a xlink:type="simple" xlink:href="http://arduiniana.org/libraries/newsoftserial/" text:style-name="Internet_20_link" text:visited-style-name="Visited_20_Internet_20_Link"><text:span text:style-name="T8">NewSoftSerial</text:span></text:a><text:span text:style-name="T8">. This uses interrupts and timers, and is far more efficient. This limits the pins that it can work on though to ones that have pin change interrupts.”</text:span></text:p>
      <text:p text:style-name="P111"><text:span text:style-name="T8">Mega supports software serial on pins </text:span><text:span text:style-name="Source_20_Text"><text:span text:style-name="T8">10, 11, 12, 13, 50, 51, 52, 53, 62, 63, 64, 65, 66, 67, 68, 69. <text:s/>Note that pins 8 and 9 are not in that list, which is why the ESP8266 Shield doesn't work with Arduino Mega out of the box.</text:span></text:span></text:p>
      <text:p text:style-name="P6"><text:span text:style-name="Source_20_Text"><text:span text:style-name="T8">Note: Mega has 4 hardware Uarts: </text:span></text:span><text:span text:style-name="T8">They are on pins 0/1, 14/15, 16/17, 18/19. <text:s/>So one solution would be to wire the ESP8266 serial I/O pins to pins 14/15, 16/17, or 18/19. (cutting the pins for 8 &amp; 9, making it not work with Arduino Uno any more.)</text:span></text:p>
      <text:p text:style-name="P6"><text:soft-page-break/></text:p>
      <text:p text:style-name="P47">Alternatively, you could cut the 8/9 header pins on the shield, rewire them to pins 10/11, and of course in both cases mod the library to use the right pins. <text:s/>I think this still wouldn't work on Uno, because 10, 11, 12 are used for I2C.</text:p>
      <text:p text:style-name="P6"/>
      <text:p text:style-name="P47">So it sounds like you can make the board either work on Mega or Uno, but not both.</text:p>
      <text:p text:style-name="P47">Seems like a simple thing is to:</text:p>
      <text:p text:style-name="P47">- on the shield, cut the legs for the standoffs for pins 8 &amp; 9, so that they don't connect to pins 8 &amp; 9 on the Mega.</text:p>
      <text:p text:style-name="P47">- on the shield, use hookup wire to connect pins 8 &amp; 9 of the headers to pins 10 &amp; 11 (find which to connect to which).</text:p>
      <text:p text:style-name="P48">- hack the ESP8266 library to use pins 10 &amp; 11 for the software serial.</text:p>
      <text:h text:style-name="P144" text:outline-level="3">August 5, 2015 – Tried the Sparkfun ESP8266 wifi shield</text:h>
      <text:p text:style-name="P6">In the meantime, I noticed Sparkfun offers a $15, AT-command-driven Wifi Shield, <text:span text:style-name="T13">that seems to support TCP and UDP (vs. just TCP), and sounds simpler than the CC3000 interface</text:span>. So I bought one, soldered the headers on it, and tried out the main demo example <text:span text:style-name="T13">on an Arduino Uno.</text:span></text:p>
      <text:p text:style-name="P6"/>
      <text:p text:style-name="P6">Problems:</text:p>
      <text:list xml:id="list2527988638" text:style-name="L4">
        <text:list-item>
          <text:p text:style-name="P138">The git repo of the library isn't setup for the version of Arduino IDE I have. <text:s/>I had to copy everything from the src folder to the main folder of the library in order to have the demo app find the header files.</text:p>
        </text:list-item>
        <text:list-item>
          <text:p text:style-name="P138">The F() macro causes a compiler error. <text:s/>Avoided it by #define F(x) x</text:p>
        </text:list-item>
        <text:list-item>
          <text:p text:style-name="P138">When the board was pressed tight against the Arduino, the comm with the board failed. <text:s/>Pulling the board out a touch seemed to fix that problem.</text:p>
        </text:list-item>
        <text:list-item>
          <text:p text:style-name="P138">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P6"/>
      <text:p text:style-name="P6">Next steps:</text:p>
      <text:p text:style-name="P6">- Install the latest Arduino IDE. <text:s/>The Ubuntu default version is 1.0.5+..., which is pretty old.</text:p>
      <text:p text:style-name="P48">- Find a fix for the F() problem. <text:s/>A quick Google turned up a couple promising notes.</text:p>
      <text:h text:style-name="P144" text:outline-level="3">July 26, 2015 – client.find() fails <text:span text:style-name="T41">(accidentally down-rev'ed Arduino IDE)</text:span></text:h>
      <text:p text:style-name="P6">I've upgraded to Ubuntu 14.04 and probably upped the version of Arduino IDE. <text:span text:style-name="T89">[L</text:span>ater I found I downgraded instead of upgraded the version of Arduino IDE.<text:span text:style-name="T89">]</text:span></text:p>
      <text:p text:style-name="P6">I also downloaded a new version of the Sparkfun CC3000 library, so everything is different.</text:p>
      <text:p text:style-name="P6">Now client.find() fails: <text:s/>if (!client.find((char *)"Date: ")) { is true.</text:p>
      <text:p text:style-name="P6">Yet if I simply do a for loop printing each received character, I see the Date: string.</text:p>
      <text:p text:style-name="P6">Odd.</text:p>
      <text:p text:style-name="P6"/>
      <text:p text:style-name="P48">Next: look at the documentation for find() to see what's wrong.</text:p>
      <text:h text:style-name="P144" text:outline-level="3">May 3, 2015 – found a better lunar phase link <text:span text:style-name="T13">(but not really)</text:span></text:h>
      <text:p text:style-name="P6">Somebody pointed out to me that % illumination is ambiguous: that a given illumination happens twice in a lunar month. The moon could be waxing or waning.</text:p>
      <text:p text:style-name="P6">Today I found a much better source of the phase of the moon <text:span text:style-name="T88">[udpate: that didn’t turn out]</text:span>: the <text:bookmark-start text:name="__DdeLink__171_375564903"/><text:bookmark-start text:name="__DdeLink__169_375564903"/><text:soft-page-break/>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P6"><text:span text:style-name="T1">Object</text:span>: Moon UT1 <text:span text:style-name="T1">Year</text:span>, <text:span text:style-name="T1">Month</text:span><text:span text:style-name="T5">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oft-page-break/><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5"><text:span text:style-name="T9">After digging around a lot I found another (British) government site that provides, among other things, the age of the moon (days since the New Moon). <text:s/>That should do the trick </text:span><text:span text:style-name="T10">(the url is listed later, and in this document's Summary)</text:span><text:span text:style-name="T9">.</text:span></text:p>
      <text:h text:style-name="P144" text:outline-level="3">April 26, 2015 – query works, date parsing works with CC3000 and Uno</text:h>
      <text:p text:style-name="P6">I bought a Sparkfun <text:span text:style-name="T88">CC3000 </text:span>WiFi Shield and tried it out on an Arduino Uno.</text:p>
      <text:p text:style-name="P6"/>
      <text:p text:style-name="P6">Having a lot of trouble, running out of <text:span text:style-name="T24">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P6"/>
      <text:p text:style-name="P6">Reset. </text:p>
      <text:p text:style-name="P6">Connecting... </text:p>
      <text:p text:style-name="P6">Connected. </text:p>
      <text:p text:style-name="P6">HTTP/1.1 200 OK </text:p>
      <text:p text:style-name="P6">Date: Mon, 27 Apr 2015 01:15:42 GMT </text:p>
      <text:p text:style-name="P6">Server: Apache </text:p>
      <text:p text:style-name="P6">Connection: close </text:p>
      <text:p text:style-name="P6">Transfer-Encoding: chunked </text:p>
      <text:p text:style-name="P6">Content-Type: text/html; charset=UTF-8 </text:p>
      <text:p text:style-name="P6"/>
      <text:p text:style-name="P6">146 </text:p>
      <text:p text:style-name="P6"/>
      <text:p text:style-name="P6">&lt;!DOCTYPE HTML PUBLIC "-//W3C//DTD HTML 4.01 Transitional//EN" "http://www.w3.org/TR/html4/loose.dtd"&gt;</text:p>
      <text:p text:style-name="P6">&lt;html&gt;</text:p>
      <text:p text:style-name="P6">&lt;head&gt;</text:p>
      <text:p text:style-name="P6">&lt;title&gt;Fraction of Moon Illuminated&lt;/title&gt;</text:p>
      <text:p text:style-name="P6">&lt;meta http-equiv="Content-Type" content="text/html; charset=ISO-8859-1"&gt;</text:p>
      <text:p text:style-name="P6">&lt;meta name = viewport content='width=device-width, initial-scale=1'&gt;</text:p>
      <text:p text:style-name="P6">&lt;/head&gt;</text:p>
      <text:p text:style-name="P6">&lt;body&gt;</text:p>
      <text:p text:style-name="P6"/>
      <text:p text:style-name="P6">&lt;pre&gt;</text:p>
      <text:p text:style-name="P6"/>
      <text:p text:style-name="P6">10a0 </text:p>
      <text:p text:style-name="P6"><text:s text:c="36"/>Fraction of the Moon Illuminated, 2015 <text:s text:c="10"/>Astron. Applications Dept.</text:p>
      <text:p text:style-name="P6"><text:soft-page-break/><text:s text:c="52"/>at Noon <text:s text:c="25"/>U. S. Naval Observatory <text:s text:c="2"/></text:p>
      <text:p text:style-name="P6"><text:s text:c="44"/>Mountain Standard Time <text:s text:c="18"/>Washington, DC 20392-5420 </text:p>
      <text:p text:style-name="P6"><text:s text:c="111"/></text:p>
      <text:p text:style-name="P6"><text:s text:c="111"/></text:p>
      <text:p text:style-name="P6"><text:s/>Day <text:s text:c="3"/>Jan. <text:s text:c="4"/>Feb. <text:s text:c="4"/>Mar. <text:s text:c="4"/>Apr. <text:s text:c="4"/>May <text:s text:c="5"/>June <text:s text:c="4"/>July <text:s text:c="4"/>Aug. <text:s text:c="4"/>Sep. <text:s text:c="4"/>Oct. <text:s text:c="4"/>Nov. <text:s text:c="4"/>Dec.</text:p>
      <text:p text:style-name="P6"><text:s text:c="111"/></text:p>
      <text:p text:style-name="P6"><text:s/>01 <text:s text:c="4"/>0.88 <text:s text:c="4"/>0.95 <text:s text:c="4"/>0.86 <text:s text:c="4"/>0.93 <text:s text:c="4"/>0.95 <text:s text:c="4"/>0.99 <text:s text:c="4"/>1.00 <text:s text:c="4"/>0.97 <text:s text:c="4"/>0.87 <text:s text:c="4"/>0.81 <text:s text:c="4"/>0.67 <text:s text:c="4"/>0.65</text:p>
      <text:p text:style-name="P6"><text:s/>02 <text:s text:c="4"/>0.94 <text:s text:c="4"/>0.99 <text:s text:c="4"/>0.92 <text:s text:c="4"/>0.97 <text:s text:c="4"/>0.98 <text:s text:c="4"/>1.00 <text:s text:c="4"/>0.99 <text:s text:c="4"/>0.92 <text:s text:c="4"/>0.78 <text:s text:c="4"/>0.72 <text:s text:c="4"/>0.57 <text:s text:c="4"/>0.55</text:p>
      <text:p text:style-name="P6">…</text:p>
      <text:p text:style-name="P6"><text:s/>28 <text:s text:c="4"/>0.67 <text:s text:c="4"/>0.79 <text:s text:c="4"/>0.64 <text:s text:c="4"/>0.76 <text:s text:c="4"/>0.78 <text:s text:c="4"/>0.88 <text:s text:c="4"/>0.91 <text:s text:c="4"/>0.98 <text:s text:c="4"/>0.99 <text:s text:c="4"/>0.97 <text:s text:c="4"/>0.90 <text:s text:c="4"/>0.88</text:p>
      <text:p text:style-name="P6"><text:s/>29 <text:s text:c="4"/>0.76 <text:s text:c="13"/>0.73 <text:s text:c="4"/>0.83 <text:s text:c="4"/>0.85 <text:s text:c="4"/>0.94 <text:s text:c="4"/>0.96 <text:s text:c="4"/>1.00 <text:s text:c="4"/>0.96 <text:s text:c="4"/>0.92 <text:s text:c="4"/>0.82 <text:s text:c="4"/>0.81</text:p>
      <text:p text:style-name="P6"><text:s/>30 <text:s text:c="4"/>0.84 <text:s text:c="13"/>0.81 <text:s text:c="4"/>0.90 <text:s text:c="4"/>0.91 <text:s text:c="4"/>0.98 <text:s text:c="4"/>0.99 <text:s text:c="4"/>0.98 <text:s text:c="4"/>0.90 <text:s text:c="4"/>0.85 <text:s text:c="4"/>0.74 <text:s text:c="4"/>0.72</text:p>
      <text:p text:style-name="P6"><text:s/>31 <text:s text:c="4"/>0.91 <text:s text:c="13"/>0.88 <text:s text:c="13"/>0.96 <text:s text:c="13"/>1.00 <text:s text:c="4"/>0.94 <text:s text:c="13"/>0.77 <text:s text:c="13"/>0.64</text:p>
      <text:p text:style-name="P6"/>
      <text:p text:style-name="P6">55 </text:p>
      <text:p text:style-name="P6"/>
      <text:p text:style-name="P6">&lt;/pre&gt;</text:p>
      <text:p text:style-name="P6"/>
      <text:p text:style-name="P6">&lt;p&gt;&lt;a href="javascript:history.go(-1)"&gt;Back to form&lt;/a&gt;&lt;/p&gt;</text:p>
      <text:p text:style-name="P6">&lt;/body&gt;</text:p>
      <text:p text:style-name="P6">&lt;/html&gt;</text:p>
      <text:p text:style-name="P6"/>
      <text:p text:style-name="P6">0 </text:p>
      <text:p text:style-name="P6"/>
      <text:p text:style-name="P6">Got the date parsing working. It now parses the “Date:” header in the response to find out what the current year, month, and day are. <text:s/>Example debug output of the parsed date (gmt): Apr-27-2015 </text:p>
      <text:p text:style-name="P6"/>
      <text:p text:style-name="P49">Next steps: decide how to represent the time so the app can decide when to perform the lunar query.</text:p>
      <text:h text:style-name="P144" text:outline-level="3">April 11, 2015: </text:h>
      <text:p text:style-name="P6"><text:a xlink:type="simple" xlink:href="http://playground.arduino.cc//Code/Webclient" text:style-name="Internet_20_link" text:visited-style-name="Visited_20_Internet_20_Link">http://playground.arduino.cc//Code/Webclient</text:a> is an example of getting the time from a<text:span text:style-name="T13">ny</text:span> web server's <text:span text:style-name="T13">response header fields</text:span>. <text:span text:style-name="T13">The NTP example didn't work for me because the CC3000 supports only TCP (not even UDP).</text:span></text:p>
      <text:p text:style-name="P6"/>
      <text:p text:style-name="P6">As for paints: Acrylic paints may be what I'm looking for: bright and non-toxic, and so are used for painting childrens' toys.</text:p>
      <text:p text:style-name="P6"/>
      <text:p text:style-name="P5"><text:span text:style-name="T9">Example query: </text:span><text:a xlink:type="simple" xlink:href="http://aa.usno.navy.mil/imagery/disk?body=moon&amp;year=2015&amp;month=5&amp;day=4&amp;hour=00&amp;minute=22" text:style-name="Internet_20_link" text:visited-style-name="Visited_20_Internet_20_Link"><text:span text:style-name="T9">http://aa.usno.navy.mil/imagery/disk?body=moon&amp;year=2015&amp;month=5&amp;day=4&amp;hour=00&amp;minute=22</text:span></text:a><text:span text:style-name="T9"> (date and time are in UTC).</text:span></text:p>
      <text:h text:style-name="P144" text:outline-level="3">March 28, 2015: Considering a linear design</text:h>
      <text:p text:style-name="P6">The orange-slice model seems complex: the mechanics of either moving the slices in/out of the model or turning each slice over to go black and white looks pretty tricky.</text:p>
      <text:p text:style-name="P6"/>
      <text:p text:style-name="P6">Played around with the idea of a set of discrete images of the moon and a mechanism to either move the proper lunar image into place or move the viewing place over the proper lunar image.</text:p>
      <text:p text:style-name="P6"/>
      <text:p text:style-name="P6">After a few iterations I came up with the idea of a horizontal line of lunar images, and a white cloud or <text:soft-page-break/>cloud set that has a hole in the middle of it to show the moon. Once every couple days, the cloud slides to the next lunar image.</text:p>
      <text:p text:style-name="P6">16 images means one every ~2 days.</text:p>
      <text:p text:style-name="P6"/>
      <text:p text:style-name="P5"><text:span text:style-name="T9">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text:span text:style-name="T10">(that last one is a very common solution).</text:span></text:p>
      <text:h text:style-name="P144" text:outline-level="3">February 20, 2015: Made a pattern for a divided lunar disk</text:h>
      <text:p text:style-name="P50">Used Geometer's Sketchpad (a program I love) to construct a disk divided into 8 orange-slices.</text:p>
      <text:h text:style-name="Heading_20_3" text:outline-level="3">January 31, 2015: Hunting for phase of the moon, current time</text:h>
      <text:p text:style-name="Standard"><text:span text:style-name="T23">My</text:span> idea is to have a craft-wood clock-like thing that shows something like:</text:p>
      <text:list xml:id="list1714945124" text:style-name="L5">
        <text:list-item>
          <text:p text:style-name="P139">Phase of the moon</text:p>
        </text:list-item>
        <text:list-item>
          <text:p text:style-name="P140">Weather (overcast, clear)</text:p>
        </text:list-item>
      </text:list>
      <text:p text:style-name="Standard"/>
      <text:p text:style-name="Standard">I've also thought about a sort of Prague Astronomical Clock or Astrolabe clock.</text:p>
      <text:p text:style-name="Standard"/>
      <text:p text:style-name="Standard"><text:span text:style-name="T23">I d</text:span>ug a lot for a web site that prov<text:span text:style-name="T13">i</text:span>des current phase of the moon – not much luck. <text:span text:style-name="T23">Found a</text:span> lot of <text:span text:style-name="T23">lunar web sites</text:span> that <text:span text:style-name="T23">are</text:span> f<text:span text:style-name="T17">r</text:span>ee, <text:span text:style-name="T23">but </text:span>non-sourced <text:span text:style-name="T23">(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text:soft-page-break/>Need to do a call to get the current time, <text:span text:style-name="T17">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8-01-14T12:47:56.272000000</dc:date>
    <meta:editing-duration>P2DT1H27M13S</meta:editing-duration>
    <meta:editing-cycles>179</meta:editing-cycles>
    <meta:generator>LibreOffice/5.3.7.2$Windows_X86_64 LibreOffice_project/6b8ed514a9f8b44d37a1b96673cbbdd077e24059</meta:generator>
    <meta:document-statistic meta:table-count="6" meta:image-count="0" meta:object-count="0" meta:page-count="27" meta:paragraph-count="699" meta:word-count="10911" meta:character-count="66070" meta:non-whitespace-character-count="54327"/>
  </office:meta>
</office:document-meta>
</file>